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240c27" style:font-size-asian="10pt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24f654" style:font-size-asian="10pt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259931" style:font-size-asian="10pt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267d20" style:font-size-asian="10pt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78aca" style:font-size-asian="10pt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27df44" style:font-size-asian="10pt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paragraph-rsid="0028f483" style:font-size-asian="10pt" style:font-size-complex="10pt"/>
    </style:style>
    <style:style style:name="P2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1eb99b" style:font-size-asian="10pt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7df44" officeooo:paragraph-rsid="0027df44" style:font-size-asian="10pt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9fc6b" style:font-size-asian="10pt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paragraph-rsid="002bb7cf" style:font-size-asian="10pt" style:font-size-complex="10pt"/>
    </style:style>
    <style:style style:name="P32" style:family="paragraph" style:parent-style-name="Texte_20_brut">
      <style:text-properties style:font-name="DejaVu Sans Mono" fo:font-size="10pt" fo:language="pt" fo:country="BR" officeooo:rsid="002bb7cf" officeooo:paragraph-rsid="002bb7cf" style:font-size-asian="10pt" style:font-size-complex="10pt"/>
    </style:style>
    <style:style style:name="P33" style:family="paragraph" style:parent-style-name="Texte_20_brut">
      <style:text-properties style:font-name="DejaVu Sans Mono" fo:font-size="10pt" fo:language="pt" fo:country="BR" officeooo:paragraph-rsid="002c135b" style:font-size-asian="10pt" style:font-size-complex="10pt"/>
    </style:style>
    <style:style style:name="P34" style:family="paragraph" style:parent-style-name="Texte_20_brut">
      <style:text-properties style:font-name="DejaVu Sans Mono" fo:font-size="10pt" fo:language="pt" fo:country="BR" officeooo:rsid="002c135b" officeooo:paragraph-rsid="002c135b" style:font-size-asian="10pt" style:font-size-complex="10pt"/>
    </style:style>
    <style:style style:name="P35" style:family="paragraph" style:parent-style-name="Texte_20_brut">
      <style:text-properties style:font-name="DejaVu Sans Mono" fo:font-size="10pt" fo:language="pt" fo:country="BR" officeooo:rsid="002d453e" officeooo:paragraph-rsid="002d453e" style:font-size-asian="10pt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paragraph-rsid="002d453e" style:font-size-asian="10pt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27df44" style:font-name-asian="Courier New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  <style:style style:name="T10" style:family="text">
      <style:text-properties officeooo:rsid="002218c8"/>
    </style:style>
    <style:style style:name="T11" style:family="text">
      <style:text-properties officeooo:rsid="0022acc9"/>
    </style:style>
    <style:style style:name="T12" style:family="text">
      <style:text-properties officeooo:rsid="00232cc0"/>
    </style:style>
    <style:style style:name="T13" style:family="text">
      <style:text-properties officeooo:rsid="00240c27"/>
    </style:style>
    <style:style style:name="T14" style:family="text">
      <style:text-properties officeooo:rsid="0024f654"/>
    </style:style>
    <style:style style:name="T15" style:family="text">
      <style:text-properties officeooo:rsid="00259931"/>
    </style:style>
    <style:style style:name="T16" style:family="text">
      <style:text-properties officeooo:rsid="0025f0ff"/>
    </style:style>
    <style:style style:name="T17" style:family="text">
      <style:text-properties officeooo:rsid="00267d20"/>
    </style:style>
    <style:style style:name="T18" style:family="text">
      <style:text-properties officeooo:rsid="00278aca"/>
    </style:style>
    <style:style style:name="T19" style:family="text">
      <style:text-properties officeooo:rsid="0027df44"/>
    </style:style>
    <style:style style:name="T20" style:family="text">
      <style:text-properties officeooo:rsid="0028f483"/>
    </style:style>
    <style:style style:name="T21" style:family="text">
      <style:text-properties officeooo:rsid="0029fc6b"/>
    </style:style>
    <style:style style:name="T22" style:family="text">
      <style:text-properties officeooo:rsid="002bb7cf"/>
    </style:style>
    <style:style style:name="T23" style:family="text">
      <style:text-properties officeooo:rsid="002c135b"/>
    </style:style>
    <style:style style:name="T24" style:family="text">
      <style:text-properties officeooo:rsid="002d45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23">Lá no fundo tudo é escuro,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6">é só para mergulhadores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9">No fundo,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9">Foi por causa do aumento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9">é fundamental saber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9">sobretudo nos períodos de seca.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0">m fenômeno bastante</text:span> r<text:span text:style-name="T10">e</text:span>cent<text:span text:style-name="T10">e</text:span></text:p>
      <text:p text:style-name="P1">e <text:span text:style-name="T10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0">O esgotamento das</text:span> nascentes</text:p>
      <text:p text:style-name="P10">po<text:span text:style-name="T10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0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0">quando a temperatura externa</text:span></text:p>
      <text:p text:style-name="P1"><text:span text:style-name="T10">pode ser</text:span> n<text:span text:style-name="T10">e</text:span>gativ<text:span text:style-name="T10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0">a</text:span>s nascentes <text:span text:style-name="T10">dá um calor</text:span></text:p>
      <text:p text:style-name="P1"><text:span text:style-name="T10">de que várias</text:span> espécies <text:span text:style-name="T10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0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0">estranhos</text:span> mastodontes</text:p>
      <text:p text:style-name="P1"><text:span text:style-name="T10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0">gindo das águas frias</text:span></text:p>
      <text:p text:style-name="P1"><text:span text:style-name="T10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0">do Golfo do México</text:span></text:p>
      <text:p text:style-name="P1"><text:span text:style-name="T10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0">ess</text:span>es lamantins</text:p>
      <text:p text:style-name="P1"><text:span text:style-name="T10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0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0">ocultos sob os ciprestes</text:span></text:p>
      <text:p text:style-name="P1"><text:soft-page-break/><text:span text:style-name="T10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0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0">Esses mamíferos podem viver</text:span></text:p>
      <text:p text:style-name="P1"><text:span text:style-name="T10">na</text:span> água doce <text:span text:style-name="T10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0">pois seu</text:span> organism<text:span text:style-name="T10">o enfrenta</text:span></text:p>
      <text:p text:style-name="P1"><text:span text:style-name="T10">todas as</text:span> varia<text:span text:style-name="T10">çõe</text:span>s de salini<text:span text:style-name="T10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0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0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0">ara resistir</text:span></text:p>
      <text:p text:style-name="P10"><text:span text:style-name="T10">a temperaturas abaixo de</text:span> 20°<text:span text:style-name="T10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0">ma</text:span> água <text:span text:style-name="T10">abaixo </text:span>de 15°</text:p>
      <text:p text:style-name="P10"><text:span text:style-name="T10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0">A</text:span> temperatura da água das nascentes</text:p>
      <text:p text:style-name="P1">na Flórida <text:span text:style-name="T10">é igual o </text:span>ano <text:span text:style-name="T10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0">a reflete </text:span>a temperatura</text:p>
      <text:p text:style-name="P1">ext<text:span text:style-name="T10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0">N</text:span>ascentes são habitats</text:p>
      <text:p text:style-name="P1"><text:span text:style-name="T10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0">obretudo para os que não podem</text:span></text:p>
      <text:p text:style-name="P10"><text:span text:style-name="T10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0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0">a</text:span>s camadas de calcári<text:span text:style-name="T10">o</text:span></text:p>
      <text:p text:style-name="P1"><text:span text:style-name="T10">têm uma</text:span> capaci<text:span text:style-name="T10">dade </text:span>isola<text:span text:style-name="T10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0">garantindo</text:span> à água</text:p>
      <text:p text:style-name="P10">temperatura constante <text:span text:style-name="T10">o </text:span>ano <text:span text:style-name="T10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0">Em certos pontos,</text:span></text:p>
      <text:p text:style-name="P1"><text:span text:style-name="T10">o</text:span>s lamantins se <text:span text:style-name="T10">a</text:span>press<text:span text:style-name="T10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0">se aglutinam</text:span>, forman<text:span text:style-name="T10">do grupos</text:span></text:p>
      <text:p text:style-name="P1"><text:soft-page-break/>de <text:span text:style-name="T10">mai</text:span>s de 200 indiv<text:span text:style-name="T10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0">Em</text:span> Cristal River,</text:p>
      <text:p text:style-name="P1"><text:span text:style-name="T10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0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0">Mais</text:span> <text:span text:style-name="T10">para </text:span>n<text:span text:style-name="T10">ô</text:span>mades</text:p>
      <text:p text:style-name="P10">e solit<text:span text:style-name="T10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1">ess</text:span>es sir<text:span text:style-name="T11">ênios</text:span></text:p>
      <text:p text:style-name="P11"><text:span text:style-name="T11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1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1">eles gostam de voltar à</text:span> nascente</text:p>
      <text:p text:style-name="P1"><text:span text:style-name="T11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1">Eles não se esfregam</text:span></text:p>
      <text:p text:style-name="P11"><text:span text:style-name="T11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1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1">que estimulam seu cheiro</text:span></text:p>
      <text:p text:style-name="P1"><text:span text:style-name="T11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1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1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1">ara se conhecer</text:span></text:p>
      <text:p text:style-name="P11"><text:span text:style-name="T11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<text:span text:style-name="T12">ada</text:span> nascente#</text:p>
      <text:p text:style-name="P1"/>
      <text:p text:style-name="P1"><text:span text:style-name="T1"><text:s/></text:span>143: 10:14:29.07 10:14:33.09 <text:s/>Durée 00:00:04.02 <text:s/>Lisibilité 61</text:p>
      <text:p text:style-name="P1">#<text:span text:style-name="T12">resulta</text:span> <text:span text:style-name="T12">da </text:span>simple<text:span text:style-name="T12">s união</text:span></text:p>
      <text:p text:style-name="P1"><text:span text:style-name="T12">do hidrogênio com o oxigênio</text:span>.#</text:p>
      <text:p text:style-name="P1"/>
      <text:p text:style-name="P1"><text:span text:style-name="T1"><text:s/></text:span>144: 10:14:36.13 10:14:38.05 <text:s/>Durée 00:00:01.17 <text:s/>Lisibilité 25</text:p>
      <text:p text:style-name="P1">#<text:span text:style-name="T12">Gotas caídas do céu</text:span>,#</text:p>
      <text:p text:style-name="P1"/>
      <text:p text:style-name="P1"><text:span text:style-name="T1"><text:s/></text:span>145: 10:14:39.01 10:14:42.23 <text:s/>Durée 00:00:03.22 <text:s/>Lisibilité 58</text:p>
      <text:p text:style-name="P1">#<text:span text:style-name="T12">às vezes a vários</text:span> quilômetros</text:p>
      <text:p text:style-name="P1"><text:span text:style-name="T12">de onde</text:span> a água <text:span text:style-name="T12">brota</text:span>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<text:span text:style-name="T12">O ciclo</text:span> da água com<text:span text:style-name="T12">eça</text:span>#</text:p>
      <text:p text:style-name="P1"/>
      <text:p text:style-name="P1"><text:span text:style-name="T1"><text:s/></text:span>147: 10:15:01.18 10:15:04.09 <text:s/>Durée 00:00:02.16 <text:s/>Lisibilité 40</text:p>
      <text:p text:style-name="P1">#<text:span text:style-name="T12">no ponto de </text:span>infiltra<text:span text:style-name="T12">ção</text:span></text:p>
      <text:p text:style-name="P1"><text:span text:style-name="T12">onde o</text:span> sol<text:span text:style-name="T12">o é permeável</text:span>.#</text:p>
      <text:p text:style-name="P1"/>
      <text:p text:style-name="P1"><text:span text:style-name="T1"><text:s/></text:span>148: 10:15:09.03 10:15:11.20 <text:s/>Durée 00:00:02.17 <text:s/>Lisibilité 40</text:p>
      <text:p text:style-name="P1">#<text:span text:style-name="T13">Na estação chuvosa,</text:span></text:p>
      <text:p text:style-name="P1"><text:span text:style-name="T13">de junho a outubro</text:span>,#</text:p>
      <text:p text:style-name="P1"/>
      <text:p text:style-name="P1"><text:span text:style-name="T1"><text:s/></text:span>149: 10:15:12.00 10:15:16.04 <text:s/>Durée 00:00:04.04 <text:s/>Lisibilité 62</text:p>
      <text:p text:style-name="P12">#u<text:span text:style-name="T13">ma</text:span> parte d<text:span text:style-name="T13">a</text:span>s pr<text:span text:style-name="T13">e</text:span>cipita<text:span text:style-name="T13">ções</text:span></text:p>
      <text:p text:style-name="P12"><text:span text:style-name="T13">entra nos córregos e</text:span> rios.#</text:p>
      <text:p text:style-name="P1"/>
      <text:p text:style-name="P1"><text:span text:style-name="T1"><text:s/></text:span>150: 10:15:23.19 10:15:27.07 <text:s/>Durée 00:00:03.13 <text:s/>Lisibilité 53</text:p>
      <text:p text:style-name="P12">#<text:span text:style-name="T13">Em certos pontos,</text:span></text:p>
      <text:p text:style-name="P12"><text:span text:style-name="T13">é</text:span> absor<text:span text:style-name="T13">vida </text:span>p<text:span text:style-name="T13">elos solos arenosos</text:span>.#</text:p>
      <text:p text:style-name="P1"/>
      <text:p text:style-name="P1"><text:span text:style-name="T1"><text:s/></text:span>151: 10:15:29.10 10:15:32.22 <text:s/>Durée 00:00:03.12 <text:s/>Lisibilité 52</text:p>
      <text:p text:style-name="P13">#<text:span text:style-name="T14">Em outros pontos</text:span>,</text:p>
      <text:p text:style-name="P13">a água s<text:span text:style-name="T14">e </text:span>infiltr<text:span text:style-name="T14">a n</text:span>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<text:span text:style-name="T14">e</text:span> sema<text:span text:style-name="T14">nas, meses ou século</text:span>s,#</text:p>
      <text:p text:style-name="P1"/>
      <text:p text:style-name="P1"><text:span text:style-name="T1"><text:s/></text:span>153: 10:15:40.19 10:15:43.23 <text:s/>Durée 00:00:03.04 <text:s/>Lisibilité 47</text:p>
      <text:p text:style-name="P13">#a água<text:span text:style-name="T14"> viaja entre essas pilhas</text:span></text:p>
      <text:p text:style-name="P13">de rochas fri<text:span text:style-name="T14">ávei</text:span>s,#</text:p>
      <text:p text:style-name="P1"/>
      <text:p text:style-name="P1"><text:span text:style-name="T1"><text:s/></text:span>154: 10:15:44.02 10:15:48.08 <text:s/>Durée 00:00:04.06 <text:s/>Lisibilité 64</text:p>
      <text:p text:style-name="P13">#sol<text:span text:style-name="T14">úveis ou porosas</text:span></text:p>
      <text:p text:style-name="P13"><text:span text:style-name="T14">moldando cenários surpreendentes</text:span>.#</text:p>
      <text:p text:style-name="P1"/>
      <text:p text:style-name="P1"><text:span text:style-name="T1"><text:s/></text:span>155: 10:16:04.12 10:16:06.20 <text:s/>Durée 00:00:02.08 <text:s/>Lisibilité 35</text:p>
      <text:p text:style-name="P13">#Quand<text:span text:style-name="T14">o o subsolo</text:span></text:p>
      <text:p text:style-name="P13"><text:span text:style-name="T14">chega à saturação</text:span>,#</text:p>
      <text:p text:style-name="P1"/>
      <text:p text:style-name="P1"><text:span text:style-name="T1"><text:s/></text:span>156: 10:16:06.24 10:16:08.22 <text:s/>Durée 00:00:01.23 <text:s/>Lisibilité 29</text:p>
      <text:p text:style-name="P1">#<text:span text:style-name="T14">as águas pluviais</text:span> qu<text:span text:style-name="T14">e</text:span> aflue<text:span text:style-name="T14">m</text:span>#</text:p>
      <text:p text:style-name="P1"/>
      <text:p text:style-name="P1"><text:span text:style-name="T1"><text:s/></text:span>157: 10:16:09.02 10:16:11.06 <text:s/>Durée 00:00:02.04 <text:s/>Lisibilité 32</text:p>
      <text:p text:style-name="P1">#pression<text:span text:style-name="T14">am a</text:span> água <text:span text:style-name="T14">já pre</text:span>sente.#</text:p>
      <text:p text:style-name="P1"/>
      <text:p text:style-name="P1"><text:span text:style-name="T1"><text:s/></text:span>158: 10:16:12.06 10:16:16.10 <text:s/>Durée 00:00:04.04 <text:s/>Lisibilité 62</text:p>
      <text:p text:style-name="P1">#El<text:span text:style-name="T14">a busca então caminhos</text:span></text:p>
      <text:p text:style-name="P1"><text:span text:style-name="T14">para brotar de novo na superfície</text:span>.#</text:p>
      <text:p text:style-name="P1"/>
      <text:p text:style-name="P1"><text:span text:style-name="T1"><text:s/></text:span>159: 10:16:41.15 10:16:43.07 <text:s/>Durée 00:00:01.17 <text:s/>Lisibilité 25</text:p>
      <text:p text:style-name="P13">#<text:span text:style-name="T14">Essa</text:span>s nascentes</text:p>
      <text:p text:style-name="P13">providen<text:span text:style-name="T14">ciai</text:span>s#</text:p>
      <text:p text:style-name="P1"/>
      <text:p text:style-name="P1"><text:span text:style-name="T1"><text:s/></text:span>160: 10:16:43.12 10:16:47.00 <text:s/>Durée 00:00:03.13 <text:s/>Lisibilité 53</text:p>
      <text:p text:style-name="P1">#<text:span text:style-name="T14">já eram muito</text:span> fr<text:span text:style-name="T14">e</text:span>quent<text:span text:style-name="T14">adas</text:span></text:p>
      <text:p text:style-name="P1"><text:span text:style-name="T14">há vários</text:span> milhões de anos.#</text:p>
      <text:p text:style-name="P1"/>
      <text:p text:style-name="P1"><text:span text:style-name="T1"><text:s/></text:span>161: 10:16:50.04 10:16:50.24 <text:s/>Durée 00:00:00.20 <text:s/>Lisibilité 12</text:p>
      <text:p text:style-name="P1">#<text:span text:style-name="T14">Com o tempo</text:span>,#</text:p>
      <text:p text:style-name="P1"/>
      <text:p text:style-name="P1"><text:span text:style-name="T1"><text:s/></text:span>162: 10:16:51.04 10:16:54.19 <text:s/>Durée 00:00:03.15 <text:s/>Lisibilité 54</text:p>
      <text:p text:style-name="P1">#camadas de s<text:span text:style-name="T14">e</text:span>diment<text:span text:style-name="T14">o</text:span>s</text:p>
      <text:p text:style-name="P1"><text:soft-page-break/>e de calcári<text:span text:style-name="T14">o empilharam-se</text:span>#</text:p>
      <text:p text:style-name="P1"/>
      <text:p text:style-name="P1"><text:span text:style-name="T1"><text:s/></text:span>163: 10:16:54.23 10:16:59.04 <text:s/>Durée 00:00:04.06 <text:s/>Lisibilité 64</text:p>
      <text:p text:style-name="P1">#cr<text:span text:style-name="T14">iando um verdadeiro mil-folhas</text:span></text:p>
      <text:p text:style-name="P1"><text:span text:style-name="T14">geológico e arqueológico</text:span>.#</text:p>
      <text:p text:style-name="P1"/>
      <text:p text:style-name="P1"><text:span text:style-name="T1"><text:s/></text:span>164: 10:17:17.10 10:17:19.14 <text:s/>Durée 00:00:02.04 <text:s/>Lisibilité 32</text:p>
      <text:p text:style-name="P1">#<text:span text:style-name="T14">A</text:span>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Morris e Long</text:p>
      <text:p text:style-name="P1"><text:span text:style-name="T14">continuam a</text:span> explora<text:span text:style-name="T14">ção</text:span>#</text:p>
      <text:p text:style-name="P1"/>
      <text:p text:style-name="P1"><text:span text:style-name="T1"><text:s/></text:span>166: 10:17:22.09 10:17:25.09 <text:s/>Durée 00:00:03.00 <text:s/>Lisibilité 45</text:p>
      <text:p text:style-name="P13">#de <text:span text:style-name="T14">um dos </text:span>aquíferos</text:p>
      <text:p text:style-name="P13"><text:span text:style-name="T14">mais produtivos</text:span> da Flórida.#</text:p>
      <text:p text:style-name="P1"/>
      <text:p text:style-name="P1"><text:span text:style-name="T1"><text:s/></text:span>167: 10:18:00.19 10:18:03.10 <text:s/>Durée 00:00:02.16 <text:s/>Lisibilité 40</text:p>
      <text:p text:style-name="P1">#<text:span text:style-name="T14">E</text:span>stim<text:span text:style-name="T14">am</text:span> que <text:span text:style-name="T14">a</text:span>s pr<text:span text:style-name="T14">imeira</text:span>s nascentes</text:p>
      <text:p text:style-name="P1"><text:span text:style-name="T14">formaram-se</text:span>#</text:p>
      <text:p text:style-name="P1"/>
      <text:p text:style-name="P1"><text:span text:style-name="T1"><text:s/></text:span>168: 10:18:03.15 10:18:05.10 <text:s/>Durée 00:00:01.20 <text:s/>Lisibilité 27</text:p>
      <text:p text:style-name="P1">#<text:span text:style-name="T14">há</text:span> 55 milhões d<text:span text:style-name="T14">e </text:span>ano<text:span text:style-name="T14">s</text:span>.#</text:p>
      <text:p text:style-name="P1"/>
      <text:p text:style-name="P1"><text:span text:style-name="T1"><text:s/></text:span>169: 10:18:07.22 10:18:09.15 <text:s/>Durée 00:00:01.18 <text:s/>Lisibilité 26</text:p>
      <text:p text:style-name="P1">#<text:span text:style-name="T14">Ness</text:span>e dédal<text:span text:style-name="T14">o</text:span> de galerias,#</text:p>
      <text:p text:style-name="P1"/>
      <text:p text:style-name="P1"><text:span text:style-name="T1"><text:s/></text:span>170: 10:18:09.19 10:18:12.17 <text:s/>Durée 00:00:02.23 <text:s/>Lisibilité 44</text:p>
      <text:p text:style-name="P1">#animais pré-hist<text:span text:style-name="T14">óricos</text:span></text:p>
      <text:p text:style-name="P1"><text:span text:style-name="T14">acabaram presos</text:span>.#</text:p>
      <text:p text:style-name="P1"/>
      <text:p text:style-name="P1"><text:span text:style-name="T1"><text:s/></text:span>171: 10:18:18.18 10:18:21.18 <text:s/>Durée 00:00:03.00 <text:s/>Lisibilité 45</text:p>
      <text:p text:style-name="P1">#<text:span text:style-name="T14">Os fósseis que repousam aqui</text:span></text:p>
      <text:p text:style-name="P1"><text:span text:style-name="T14">são indícios valiosos</text:span>#</text:p>
      <text:p text:style-name="P1"/>
      <text:p text:style-name="P1"><text:span text:style-name="T1"><text:s/></text:span>172: 10:18:21.22 10:18:25.11 <text:s/>Durée 00:00:03.14 <text:s/>Lisibilité 53</text:p>
      <text:p text:style-name="P13">#<text:span text:style-name="T14">que permitem avaliar</text:span></text:p>
      <text:p text:style-name="P13">a dat<text:span text:style-name="T14">a</text:span> de forma<text:span text:style-name="T14">ção do </text:span>aquífero.#</text:p>
      <text:p text:style-name="P1"/>
      <text:p text:style-name="P1"><text:span text:style-name="T1"><text:s/></text:span>173: 10:18:38.13 10:18:39.17 <text:s/>Durée 00:00:01.04 <text:s/>Lisibilité 17</text:p>
      <text:p text:style-name="P1"><text:span text:style-name="T14">Espantoso, não</text:span>?</text:p>
      <text:p text:style-name="P1"/>
      <text:p text:style-name="P1"><text:span text:style-name="T1"><text:s/></text:span>174: 10:18:40.06 10:18:41.21 <text:s/>Durée 00:00:01.15 <text:s/>Lisibilité 24</text:p>
      <text:p text:style-name="P14">Não acredito no que vejo.</text:p>
      <text:p text:style-name="P1"/>
      <text:p text:style-name="P1"><text:span text:style-name="T1"><text:s/></text:span>175: 10:18:42.19 10:18:44.18 <text:s/>Durée 00:00:01.24 <text:s/>Lisibilité 29</text:p>
      <text:p text:style-name="P14">Não se vê isso todo dia.</text:p>
      <text:p text:style-name="P1"/>
      <text:p text:style-name="P1"><text:span text:style-name="T1"><text:s/></text:span>176: 10:18:44.23 10:18:46.03 <text:s/>Durée 00:00:01.05 <text:s/>Lisibilité 18</text:p>
      <text:p text:style-name="P1">N<text:span text:style-name="T14">ão</text:span>, <text:span text:style-name="T14">com certeza.</text:span></text:p>
      <text:p text:style-name="P1"/>
      <text:p text:style-name="P1"><text:span text:style-name="T1"><text:s/></text:span>177: 10:18:48.23 10:18:49.22 <text:s/>Durée 00:00:00.24 <text:s/>Lisibilité 14</text:p>
      <text:p text:style-name="P1"><text:span text:style-name="T14">O que era</text:span>?</text:p>
      <text:p text:style-name="P1"/>
      <text:p text:style-name="P1"><text:span text:style-name="T1"><text:s/></text:span>178: 10:18:50.01 10:18:53.06 <text:s/>Durée 00:00:03.05 <text:s/>Lisibilité 48</text:p>
      <text:p text:style-name="P14">Acredito que seja o crânio</text:p>
      <text:p text:style-name="P13"><text:span text:style-name="T14">de uma preguiça gigante</text:span>.</text:p>
      <text:p text:style-name="P1"/>
      <text:p text:style-name="P1"><text:span text:style-name="T1"><text:s/></text:span>179: 10:18:53.10 10:18:55.06 <text:s/>Durée 00:00:01.21 <text:s/>Lisibilité 28</text:p>
      <text:p text:style-name="P1"><text:span text:style-name="T14">Nunca vi nada igual</text:span>.</text:p>
      <text:p text:style-name="P1"><text:soft-page-break/></text:p>
      <text:p text:style-name="P1"><text:span text:style-name="T1"><text:s/></text:span>180: 10:18:55.10 10:18:59.21 <text:s/>Durée 00:00:04.11 <text:s/>Lisibilité 67</text:p>
      <text:p text:style-name="P1"><text:span text:style-name="T14">Havia muitas</text:span> na Flórida</text:p>
      <text:p text:style-name="P1"><text:span text:style-name="T14">há</text:span> milhões d<text:span text:style-name="T14">e </text:span>ano<text:span text:style-name="T14">s</text:span>.</text:p>
      <text:p text:style-name="P1"/>
      <text:p text:style-name="P1"><text:span text:style-name="T1"><text:s/></text:span>181: 10:19:00.20 10:19:03.03 <text:s/>Durée 00:00:02.08 <text:s/>Lisibilité 35</text:p>
      <text:p text:style-name="P1">E <text:span text:style-name="T14">até mesmo</text:span></text:p>
      <text:p text:style-name="P1"><text:span text:style-name="T14">há</text:span> 12 ou 13 mil anos,</text:p>
      <text:p text:style-name="P1"/>
      <text:p text:style-name="P1"><text:span text:style-name="T1"><text:s/></text:span>182: 10:19:03.07 10:19:04.23 <text:s/>Durée 00:00:01.16 <text:s/>Lisibilité 25</text:p>
      <text:p text:style-name="P1"><text:span text:style-name="T14">na época da </text:span>extin<text:span text:style-name="T14">ção</text:span></text:p>
      <text:p text:style-name="P1"/>
      <text:p text:style-name="P1"><text:span text:style-name="T1"><text:s/></text:span>183: 10:19:05.03 10:19:08.08 <text:s/>Durée 00:00:03.05 <text:s/>Lisibilité 48</text:p>
      <text:p text:style-name="P1">d<text:span text:style-name="T14">o</text:span>s grand<text:span text:style-name="T14">e</text:span>s mam<text:span text:style-name="T14">íferos</text:span></text:p>
      <text:p text:style-name="P1">d<text:span text:style-name="T14">o</text:span> Pl<text:span text:style-name="T14">eistoceno no</text:span> nor<text:span text:style-name="T14">te da </text:span>América.</text:p>
      <text:p text:style-name="P1"/>
      <text:p text:style-name="P1"><text:span text:style-name="T1"><text:s/></text:span>184: 10:19:12.07 10:19:16.04 <text:s/>Durée 00:00:03.22 <text:s/>Lisibilité 58</text:p>
      <text:p text:style-name="P13"><text:span text:style-name="T14">Com todos os</text:span> mergulhadores</text:p>
      <text:p text:style-name="P13">qu<text:span text:style-name="T14">e passaram aqui ninguém viu</text:span>?</text:p>
      <text:p text:style-name="P1"/>
      <text:p text:style-name="P1"><text:span text:style-name="T1"><text:s/></text:span>185: 10:19:16.16 10:19:19.07 <text:s/>Durée 00:00:02.16 <text:s/>Lisibilité 40</text:p>
      <text:p text:style-name="P14">Acho que antes</text:p>
      <text:p text:style-name="P13"><text:span text:style-name="T14">ele estava enterrado</text:span>.</text:p>
      <text:p text:style-name="P1"/>
      <text:p text:style-name="P1"><text:span text:style-name="T1"><text:s/></text:span>186: 10:19:20.14 10:19:23.10 <text:s/>Durée 00:00:02.21 <text:s/>Lisibilité 43</text:p>
      <text:p text:style-name="P13"><text:span text:style-name="T14">A</text:span>s nascentes são<text:span text:style-name="T14"> ativas</text:span></text:p>
      <text:p text:style-name="P13"><text:span text:style-name="T14">e mudam constantemente</text:span>.</text:p>
      <text:p text:style-name="P1"/>
      <text:p text:style-name="P1"><text:span text:style-name="T1"><text:s/></text:span>187: 10:19:23.14 10:19:25.15 <text:s/>Durée 00:00:02.01 <text:s/>Lisibilité 31</text:p>
      <text:p text:style-name="P1">U<text:span text:style-name="T14">m</text:span> objet<text:span text:style-name="T14">o enterrado</text:span></text:p>
      <text:p text:style-name="P1">p<text:span text:style-name="T14">ode ressurgir.</text:span></text:p>
      <text:p text:style-name="P1"/>
      <text:p text:style-name="P1"><text:span text:style-name="T1"><text:s/></text:span>188: 10:19:26.08 10:19:29.21 <text:s/>Durée 00:00:03.13 <text:s/>Lisibilité 53</text:p>
      <text:p text:style-name="P1"><text:span text:style-name="T14">Quando </text:span>a Flórida <text:span text:style-name="T14">era mais seca,</text:span></text:p>
      <text:p text:style-name="P1">durant<text:span text:style-name="T14">e o Pleistoceno,</text:span></text:p>
      <text:p text:style-name="P1"/>
      <text:p text:style-name="P1"><text:span text:style-name="T1"><text:s/></text:span>189: 10:19:30.00 10:19:32.14 <text:s/>Durée 00:00:02.14 <text:s/>Lisibilité 38</text:p>
      <text:p text:style-name="P1"><text:span text:style-name="T14">muitas</text:span> nascentes <text:span text:style-name="T14">eram dolinas.</text:span></text:p>
      <text:p text:style-name="P1"/>
      <text:p text:style-name="P1"><text:span text:style-name="T1"><text:s/></text:span>190: 10:19:32.18 10:19:34.10 <text:s/>Durée 00:00:01.17 <text:s/>Lisibilité 25</text:p>
      <text:p text:style-name="P14">Esses abismos a céu aberto</text:p>
      <text:p text:style-name="P1"/>
      <text:p text:style-name="P1"><text:span text:style-name="T1"><text:s/></text:span>191: 10:19:34.15 10:19:37.21 <text:s/>Durée 00:00:03.06 <text:s/>Lisibilité 49</text:p>
      <text:p text:style-name="P13"><text:span text:style-name="T14">podiam</text:span> <text:span text:style-name="T14">virar uma armadilha mortal</text:span></text:p>
      <text:p text:style-name="P13"><text:span text:style-name="T14">para os</text:span> animais.</text:p>
      <text:p text:style-name="P1"/>
      <text:p text:style-name="P1"><text:span text:style-name="T1"><text:s/></text:span>192: 10:19:38.00 10:19:40.18 <text:s/>Durée 00:00:02.18 <text:s/>Lisibilité 41</text:p>
      <text:p text:style-name="P14">Pode ter ocorrido isso</text:p>
      <text:p text:style-name="P13"><text:span text:style-name="T14">com essa preguiça</text:span>.</text:p>
      <text:p text:style-name="P1"/>
      <text:p text:style-name="P1"><text:span text:style-name="T1"><text:s/></text:span>193: 10:19:40.22 10:19:43.14 <text:s/>Durée 00:00:02.17 <text:s/>Lisibilité 40</text:p>
      <text:p text:style-name="P14">Ela pertencia</text:p>
      <text:p text:style-name="P13">à <text:span text:style-name="T14">megafauna do Pleistoceno.</text:span></text:p>
      <text:p text:style-name="P1"/>
      <text:p text:style-name="P1"><text:span text:style-name="T1"><text:s/></text:span>194: 10:19:43.19 10:19:46.01 <text:s/>Durée 00:00:02.07 <text:s/>Lisibilité 34</text:p>
      <text:p text:style-name="P1"><text:span text:style-name="T14">Era realmente</text:span> animais <text:span text:style-name="T14">enormes</text:span>.</text:p>
      <text:p text:style-name="P1"/>
      <text:p text:style-name="P1"><text:span text:style-name="T1"><text:s/></text:span>195: 10:19:46.24 10:19:50.09 <text:s/>Durée 00:00:03.10 <text:s/>Lisibilité 51</text:p>
      <text:p text:style-name="P14">Os fósseis nos contam</text:p>
      <text:p text:style-name="P14">histórias fascinantes.</text:p>
      <text:p text:style-name="P1"><text:soft-page-break/></text:p>
      <text:p text:style-name="P1"><text:span text:style-name="T1"><text:s/></text:span>196: 10:19:50.13 10:19:53.04 <text:s/>Durée 00:00:02.16 <text:s/>Lisibilité 40</text:p>
      <text:p text:style-name="P13"><text:span text:style-name="T14">Eles nos dizem como era na</text:span> Flórida</text:p>
      <text:p text:style-name="P1"/>
      <text:p text:style-name="P1"><text:span text:style-name="T1"><text:s/></text:span>197: 10:19:53.08 10:19:55.16 <text:s/>Durée 00:00:02.08 <text:s/>Lisibilité 35</text:p>
      <text:p text:style-name="P13">e <text:span text:style-name="T14">que</text:span> animais</text:p>
      <text:p text:style-name="P14">circulavam na paisagem.</text:p>
      <text:p text:style-name="P1"/>
      <text:p text:style-name="P1"><text:span text:style-name="T1"><text:s/></text:span>198: 10:20:07.10 10:20:11.08 <text:s/>Durée 00:00:03.23 <text:s/>Lisibilité 59</text:p>
      <text:p text:style-name="P13">#A<text:span text:style-name="T14">o longo do tempo</text:span>,</text:p>
      <text:p text:style-name="P13">a água das nascentes <text:span text:style-name="T14">moldou</text:span> rios,#</text:p>
      <text:p text:style-name="P1"/>
      <text:p text:style-name="P1"><text:span text:style-name="T1"><text:s/></text:span>199: 10:20:11.12 10:20:12.22 <text:s/>Durée 00:00:01.10 <text:s/>Lisibilité 21</text:p>
      <text:p text:style-name="P1">#<text:span text:style-name="T14">lagos e lagoa</text:span>s,#</text:p>
      <text:p text:style-name="P1"/>
      <text:p text:style-name="P1"><text:span text:style-name="T1"><text:s/></text:span>200: 10:20:13.01 10:20:16.08 <text:s/>Durée 00:00:03.07 <text:s/>Lisibilité 49</text:p>
      <text:p text:style-name="P1">#s<text:span text:style-name="T14">em os quais</text:span> a faun<text:span text:style-name="T14">a atual</text:span></text:p>
      <text:p text:style-name="P1"><text:span text:style-name="T14">não poderia viver</text:span>.#</text:p>
      <text:p text:style-name="P1"/>
      <text:p text:style-name="P1"><text:span text:style-name="T1"><text:s/></text:span>201: 10:20:25.04 10:20:26.13 <text:s/>Durée 00:00:01.09 <text:s/>Lisibilité 20</text:p>
      <text:p text:style-name="P1">#Com<text:span text:style-name="T14">o para os</text:span> lamantins,#</text:p>
      <text:p text:style-name="P1"/>
      <text:p text:style-name="P1"><text:span text:style-name="T1"><text:s/></text:span>202: 10:20:26.18 10:20:28.23 <text:s/>Durée 00:00:02.05 <text:s/>Lisibilité 33</text:p>
      <text:p text:style-name="P1">#<text:span text:style-name="T14">a região</text:span> das nascentes</text:p>
      <text:p text:style-name="P1"><text:span text:style-name="T14">é etapa</text:span> crucial#</text:p>
      <text:p text:style-name="P1"/>
      <text:p text:style-name="P1"><text:span text:style-name="T1"><text:s/></text:span>203: 10:20:29.02 10:20:31.12 <text:s/>Durée 00:00:02.10 <text:s/>Lisibilité 36</text:p>
      <text:p text:style-name="P1">#p<text:span text:style-name="T14">ara</text:span> milhões <text:span text:style-name="T14">de aves migratórias</text:span>.#</text:p>
      <text:p text:style-name="P1"/>
      <text:p text:style-name="P1"><text:span text:style-name="T1"><text:s/></text:span>204: 10:20:33.08 10:20:36.01 <text:s/>Durée 00:00:02.18 <text:s/>Lisibilité 41</text:p>
      <text:p text:style-name="P1">#200 espécies v<text:span text:style-name="T14">indas do</text:span> <text:span text:style-name="T14">Ártico</text:span>#</text:p>
      <text:p text:style-name="P1"/>
      <text:p text:style-name="P1"><text:span text:style-name="T1"><text:s/></text:span>205: 10:20:36.06 10:20:39.05 <text:s/>Durée 00:00:02.24 <text:s/>Lisibilité 44</text:p>
      <text:p text:style-name="P1">#<text:span text:style-name="T14">atravessaram o</text:span> Canad<text:span text:style-name="T14">á</text:span></text:p>
      <text:p text:style-name="P1"><text:span text:style-name="T14">antes de chegar à</text:span> Flórida.#</text:p>
      <text:p text:style-name="P1"/>
      <text:p text:style-name="P1"><text:span text:style-name="T1"><text:s/></text:span>206: 10:20:53.19 10:20:56.22 <text:s/>Durée 00:00:03.03 <text:s/>Lisibilité 47</text:p>
      <text:p text:style-name="P13">#<text:span text:style-name="T14">Esses viajantes</text:span></text:p>
      <text:p text:style-name="P13"><text:span text:style-name="T14">misturam-se às</text:span> ibis,#</text:p>
      <text:p text:style-name="P1"/>
      <text:p text:style-name="P1"><text:span text:style-name="T1"><text:s/></text:span>207: 10:20:57.02 10:21:01.03 <text:s/>Durée 00:00:04.01 <text:s/>Lisibilité 61</text:p>
      <text:p text:style-name="P1">#<text:span text:style-name="T15">às garças-brancas-pequenas</text:span></text:p>
      <text:p text:style-name="P1"><text:span text:style-name="T15">e aos outros</text:span> pássaros <text:span text:style-name="T15">sedentários</text:span>.#</text:p>
      <text:p text:style-name="P1"/>
      <text:p text:style-name="P1"><text:span text:style-name="T1"><text:s/></text:span>208: 10:21:03.10 10:21:05.20 <text:s/>Durée 00:00:02.10 <text:s/>Lisibilité 36</text:p>
      <text:p text:style-name="P1">#<text:span text:style-name="T15">A</text:span> península da Flórida <text:span text:style-name="T15">situa-se</text:span>#</text:p>
      <text:p text:style-name="P1"/>
      <text:p text:style-name="P1"><text:span text:style-name="T1"><text:s/></text:span>209: 10:21:06.00 10:21:10.12 <text:s/>Durée 00:00:04.12 <text:s/>Lisibilité 67</text:p>
      <text:p text:style-name="P15">#<text:span text:style-name="T15">numa das maiores</text:span> grandes <text:span text:style-name="T15">rodovias</text:span></text:p>
      <text:p text:style-name="P15"><text:span text:style-name="T15">migratórias do</text:span> continent<text:span text:style-name="T15">e</text:span> am<text:span text:style-name="T15">ericano</text:span>.#</text:p>
      <text:p text:style-name="P1"/>
      <text:p text:style-name="P1"><text:span text:style-name="T1"><text:s/></text:span>210: 10:21:17.10 10:21:20.12 <text:s/>Durée 00:00:03.02 <text:s/>Lisibilité 46</text:p>
      <text:p text:style-name="P15">#P<text:span text:style-name="T15">erto da costa,</text:span></text:p>
      <text:p text:style-name="P15"><text:span text:style-name="T15">o ponto de encontro </text:span>entre a água#</text:p>
      <text:p text:style-name="P1"/>
      <text:p text:style-name="P1"><text:span text:style-name="T1"><text:s/></text:span>211: 10:21:20.16 10:21:23.04 <text:s/>Durée 00:00:02.13 <text:s/>Lisibilité 38</text:p>
      <text:p text:style-name="P15">#das nascentes e <text:span text:style-name="T15">a do mar produz</text:span>#</text:p>
      <text:p text:style-name="P1"/>
      <text:p text:style-name="P1"><text:span text:style-name="T1"><text:s/></text:span>212: 10:21:23.09 10:21:25.15 <text:s/>Durée 00:00:02.06 <text:s/>Lisibilité 34</text:p>
      <text:p text:style-name="P1">#<text:span text:style-name="T15">vários pântanos e mangu</text:span>es.#</text:p>
      <text:p text:style-name="P1"><text:soft-page-break/></text:p>
      <text:p text:style-name="P1"><text:span text:style-name="T1"><text:s/></text:span>213: 10:21:49.00 10:21:52.07 <text:s/>Durée 00:00:03.07 <text:s/>Lisibilité 49</text:p>
      <text:p text:style-name="P1">#<text:span text:style-name="T15">As colônias de </text:span>pássaros d'água</text:p>
      <text:p text:style-name="P1"><text:span text:style-name="T15">poderão fazer ninho</text:span>#</text:p>
      <text:p text:style-name="P1"/>
      <text:p text:style-name="P1"><text:span text:style-name="T1"><text:s/></text:span>214: 10:21:52.11 10:21:54.06 <text:s/>Durée 00:00:01.20 <text:s/>Lisibilité 27</text:p>
      <text:p text:style-name="P1">#e <text:span text:style-name="T15">recuperar as</text:span> fo<text:span text:style-name="T15">rça</text:span>s.#</text:p>
      <text:p text:style-name="P1"/>
      <text:p text:style-name="P1"><text:span text:style-name="T1"><text:s/></text:span>215: 10:22:32.19 10:22:34.00 <text:s/>Durée 00:00:01.06 <text:s/>Lisibilité 19</text:p>
      <text:p text:style-name="P1">#A<text:span text:style-name="T16">lém do cordão costeiro</text:span>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</text:p>
      <text:p text:style-name="P1"><text:span text:style-name="T16">alimenta uma vegetação</text:span> luxuriante.#</text:p>
      <text:p text:style-name="P1"/>
      <text:p text:style-name="P1"><text:span text:style-name="T1"><text:s/></text:span>217: 10:22:43.00 10:22:45.09 <text:s/>Durée 00:00:02.09 <text:s/>Lisibilité 35</text:p>
      <text:p text:style-name="P1">#<text:span text:style-name="T16">Essa mata também oferece proteção,</text:span>#</text:p>
      <text:p text:style-name="P1"/>
      <text:p text:style-name="P1"><text:span text:style-name="T1"><text:s/></text:span>218: 10:22:45.14 10:22:49.09 <text:s/>Durée 00:00:03.20 <text:s/>Lisibilité 57</text:p>
      <text:p text:style-name="P1">#c<text:span text:style-name="T16">alor e alimento</text:span></text:p>
      <text:p text:style-name="P1"><text:span text:style-name="T16">a várias</text:span> espécies s<text:span text:style-name="T16">edentária</text:span>s.#</text:p>
      <text:p text:style-name="P1"/>
      <text:p text:style-name="P1"><text:span text:style-name="T1"><text:s/></text:span>219: 10:22:55.09 10:22:57.13 <text:s/>Durée 00:00:02.04 <text:s/>Lisibilité 32</text:p>
      <text:p text:style-name="P1">#<text:span text:style-name="T16">Nos pântanos impenetráveis</text:span>,#</text:p>
      <text:p text:style-name="P1"/>
      <text:p text:style-name="P1"><text:span text:style-name="T1"><text:s/></text:span>220: 10:22:57.17 10:22:59.23 <text:s/>Durée 00:00:02.06 <text:s/>Lisibilité 34</text:p>
      <text:p text:style-name="P1">#<text:span text:style-name="T17">os cervos e os guaxinin</text:span>s#</text:p>
      <text:p text:style-name="P1"/>
      <text:p text:style-name="P1"><text:span text:style-name="T1"><text:s/></text:span>221: 10:23:00.02 10:23:02.21 <text:s/>Durée 00:00:02.19 <text:s/>Lisibilité 41</text:p>
      <text:p text:style-name="P1">#p<text:span text:style-name="T17">odem andar na maior discrição</text:span>.#</text:p>
      <text:p text:style-name="P1"/>
      <text:p text:style-name="P1"><text:span text:style-name="T1"><text:s/></text:span>222: 10:23:18.15 10:23:20.01 <text:s/>Durée 00:00:01.11 <text:s/>Lisibilité 22</text:p>
      <text:p text:style-name="P1">#<text:span text:style-name="T17">Enquanto isso</text:span>,#</text:p>
      <text:p text:style-name="P1"/>
      <text:p text:style-name="P1"><text:span text:style-name="T1"><text:s/></text:span>223: 10:23:20.05 10:23:23.03 <text:s/>Durée 00:00:02.23 <text:s/>Lisibilité 44</text:p>
      <text:p text:style-name="P1">#<text:span text:style-name="T17">os répteis sonolentos</text:span></text:p>
      <text:p text:style-name="P1"><text:span text:style-name="T17">pelo frescor</text:span> matinal#</text:p>
      <text:p text:style-name="P1"/>
      <text:p text:style-name="P1"><text:span text:style-name="T1"><text:s/></text:span>224: 10:23:23.07 10:23:26.06 <text:s/>Durée 00:00:02.24 <text:s/>Lisibilité 44</text:p>
      <text:p text:style-name="P1">#<text:span text:style-name="T17">a</text:span>pro<text:span text:style-name="T17">veitam o calor</text:span></text:p>
      <text:p text:style-name="P1"><text:span text:style-name="T17">de alguns raios</text:span> de sol.#</text:p>
      <text:p text:style-name="P1"/>
      <text:p text:style-name="P1"><text:span text:style-name="T1"><text:s/></text:span>225: 10:23:50.15 10:23:52.20 <text:s/>Durée 00:00:02.05 <text:s/>Lisibilité 33</text:p>
      <text:p text:style-name="P1">#<text:span text:style-name="T17">Nenhuma</text:span> nascente <text:span text:style-name="T17">é igual a outra</text:span>.#</text:p>
      <text:p text:style-name="P1"/>
      <text:p text:style-name="P1"><text:span text:style-name="T1"><text:s/></text:span>226: 10:23:53.23 10:23:56.14 <text:s/>Durée 00:00:02.16 <text:s/>Lisibilité 40</text:p>
      <text:p text:style-name="P1">#C<text:span text:style-name="T17">ada um tem sua própria</text:span> cor.#</text:p>
      <text:p text:style-name="P1"/>
      <text:p text:style-name="P1"><text:span text:style-name="T1"><text:s/></text:span>227: 10:23:59.24 10:24:03.20 <text:s/>Durée 00:00:03.21 <text:s/>Lisibilité 58</text:p>
      <text:p text:style-name="P1">#<text:span text:style-name="T17">No inverno</text:span>, a água cristalin<text:span text:style-name="T17">a</text:span></text:p>
      <text:p text:style-name="P1"><text:span text:style-name="T17">que brota do subsolo</text:span>#</text:p>
      <text:p text:style-name="P1"/>
      <text:p text:style-name="P1"><text:span text:style-name="T1"><text:s/></text:span>228: 10:24:03.24 10:24:07.15 <text:s/>Durée 00:00:03.16 <text:s/>Lisibilité 55</text:p>
      <text:p text:style-name="P16">#<text:span text:style-name="T17">dissolve-se nos tons sanguíneos</text:span></text:p>
      <text:p text:style-name="P16">d<text:span text:style-name="T17">o</text:span> <text:span text:style-name="T17">R</text:span>io Santa Fe.#</text:p>
      <text:p text:style-name="P1"/>
      <text:p text:style-name="P1"><text:span text:style-name="T1"><text:s/></text:span>229: 10:24:27.09 10:24:31.03 <text:s/>Durée 00:00:03.19 <text:s/>Lisibilité 56</text:p>
      <text:p text:style-name="P1">#<text:span text:style-name="T17">O</text:span> profess<text:span text:style-name="T17">o</text:span>r Robert Knight <text:span text:style-name="T17">gosta</text:span></text:p>
      <text:p text:style-name="P1"><text:span text:style-name="T17">de se </text:span>aventur<text:span text:style-name="T17">a</text:span>r <text:span text:style-name="T17">nas florestas</text:span>#</text:p>
      <text:p text:style-name="P1"/>
      <text:p text:style-name="P1"><text:soft-page-break/><text:span text:style-name="T1"><text:s/></text:span>230: 10:24:31.07 10:24:34.15 <text:s/>Durée 00:00:03.08 <text:s/>Lisibilité 50</text:p>
      <text:p text:style-name="P1">#o<text:span text:style-name="T17">nde se escondem as</text:span> nascentes</text:p>
      <text:p text:style-name="P1"><text:span text:style-name="T17">mais secretas</text:span> da Flórida.#</text:p>
      <text:p text:style-name="P1"/>
      <text:p text:style-name="P1"><text:span text:style-name="T1"><text:s/></text:span>231: 10:24:45.24 10:24:48.18 <text:s/>Durée 00:00:02.19 <text:s/>Lisibilité 41</text:p>
      <text:p text:style-name="P1">#<text:span text:style-name="T17">Senho</text:span>r <text:span text:style-name="T17">Nascente</text:span>,</text:p>
      <text:p text:style-name="P1"><text:span text:style-name="T17">como o apelidam aqu</text:span>i,#</text:p>
      <text:p text:style-name="P1"/>
      <text:p text:style-name="P1"><text:span text:style-name="T1"><text:s/></text:span>232: 10:24:48.23 10:24:50.18 <text:s/>Durée 00:00:01.20 <text:s/>Lisibilité 27</text:p>
      <text:p text:style-name="P1">#<text:span text:style-name="T17">é</text:span> capa<text:span text:style-name="T17">z</text:span>, <text:span text:style-name="T17">só de olhar</text:span>,#</text:p>
      <text:p text:style-name="P1"/>
      <text:p text:style-name="P1"><text:span text:style-name="T1"><text:s/></text:span>233: 10:24:50.22 10:24:54.01 <text:s/>Durée 00:00:03.04 <text:s/>Lisibilité 47</text:p>
      <text:p text:style-name="P1">#d<text:span text:style-name="T17">e fazer um</text:span> diagn<text:span text:style-name="T17">ó</text:span>stic<text:span text:style-name="T17">o</text:span></text:p>
      <text:p text:style-name="P1">das nascentes.#</text:p>
      <text:p text:style-name="P1"/>
      <text:p text:style-name="P1"><text:span text:style-name="T1"><text:s/></text:span>234: 10:24:55.23 10:24:58.22 <text:s/>Durée 00:00:02.24 <text:s/>Lisibilité 44</text:p>
      <text:p text:style-name="P1">#<text:span text:style-name="T17">Eles também sabe a origem</text:span></text:p>
      <text:p text:style-name="P1"><text:span text:style-name="T17">desses tons incríveis</text:span>.#</text:p>
      <text:p text:style-name="P1"/>
      <text:p text:style-name="P1"><text:span text:style-name="T1"><text:s/></text:span>235: 10:25:10.17 10:25:14.09 <text:s/>Durée 00:00:03.17 <text:s/>Lisibilité 55</text:p>
      <text:p text:style-name="P1"><text:span text:style-name="T17">O</text:span> Santa Fe <text:span text:style-name="T17">é um</text:span> rio</text:p>
      <text:p text:style-name="P17">de águas negras.</text:p>
      <text:p text:style-name="P1"/>
      <text:p text:style-name="P1"><text:span text:style-name="T1"><text:s/></text:span>236: 10:25:14.14 10:25:16.21 <text:s/>Durée 00:00:02.07 <text:s/>Lisibilité 34</text:p>
      <text:p text:style-name="P17">Essa cor escura</text:p>
      <text:p text:style-name="P1"><text:span text:style-name="T17">vem do</text:span> tanin<text:span text:style-name="T17">o</text:span> <text:span text:style-name="T17">ácido</text:span></text:p>
      <text:p text:style-name="P1"/>
      <text:p text:style-name="P1"><text:span text:style-name="T1"><text:s/></text:span>237: 10:25:17.00 10:25:19.06 <text:s/>Durée 00:00:02.06 <text:s/>Lisibilité 34</text:p>
      <text:p text:style-name="P1">d<text:span text:style-name="T17">a decomposição</text:span></text:p>
      <text:p text:style-name="P17">das folhas de cipreste.</text:p>
      <text:p text:style-name="P1"/>
      <text:p text:style-name="P1"><text:span text:style-name="T1"><text:s/></text:span>238: 10:25:20.19 10:25:24.15 <text:s/>Durée 00:00:03.21 <text:s/>Lisibilité 58</text:p>
      <text:p text:style-name="P17">As águas azuis tão puras</text:p>
      <text:p text:style-name="P1"><text:span text:style-name="T17">vêm</text:span> das nascentes de<text:span text:style-name="T17">ssa piscina</text:span></text:p>
      <text:p text:style-name="P1"/>
      <text:p text:style-name="P1"><text:span text:style-name="T1"><text:s/></text:span>239: 10:25:24.19 10:25:28.15 <text:s/>Durée 00:00:03.21 <text:s/>Lisibilité 58</text:p>
      <text:p text:style-name="P16">qu<text:span text:style-name="T17">e se estende por centenas</text:span></text:p>
      <text:p text:style-name="P16"><text:span text:style-name="T17">e centenas </text:span>de quilômetros <text:span text:style-name="T17">quadrados,</text:span></text:p>
      <text:p text:style-name="P1"/>
      <text:p text:style-name="P1"><text:span text:style-name="T1"><text:s/></text:span>240: 10:25:28.19 10:25:32.08 <text:s/>Durée 00:00:03.14 <text:s/>Lisibilité 53</text:p>
      <text:p text:style-name="P17">onde as águas da chuva fazem pressão</text:p>
      <text:p text:style-name="P16"><text:span text:style-name="T17">nas</text:span> águas subterrâneas.</text:p>
      <text:p text:style-name="P1"/>
      <text:p text:style-name="P1"><text:span text:style-name="T1"><text:s/></text:span>241: 10:25:32.12 10:25:37.09 <text:s/>Durée 00:00:04.22 <text:s/>Lisibilité 73</text:p>
      <text:p text:style-name="P1">Quand<text:span text:style-name="T17">o essas</text:span> águas se <text:span text:style-name="T17">encontram,</text:span></text:p>
      <text:p text:style-name="P17">produzem efeitos cromáticos.</text:p>
      <text:p text:style-name="P1"/>
      <text:p text:style-name="P1"><text:span text:style-name="T1"><text:s/></text:span>242: 10:25:37.13 10:25:41.12 <text:s/>Durée 00:00:03.24 <text:s/>Lisibilité 59</text:p>
      <text:p text:style-name="P1">É <text:span text:style-name="T17">meio como o</text:span> Yin e <text:span text:style-name="T17">o</text:span> Yang</text:p>
      <text:p text:style-name="P1">da água, <text:span text:style-name="T17">por assim dizer</text:span>.</text:p>
      <text:p text:style-name="P1"/>
      <text:p text:style-name="P1"><text:span text:style-name="T1"><text:s/></text:span>243: 10:26:04.17 10:26:06.12 <text:s/>Durée 00:00:01.20 <text:s/>Lisibilité 27</text:p>
      <text:p text:style-name="P1">#<text:span text:style-name="T17">A</text:span> temperatura <text:span text:style-name="T17">elevada</text:span> da água#</text:p>
      <text:p text:style-name="P1"/>
      <text:p text:style-name="P1"><text:span text:style-name="T1"><text:s/></text:span>244: 10:26:06.16 10:26:10.09 <text:s/>Durée 00:00:03.18 <text:s/>Lisibilité 56</text:p>
      <text:p text:style-name="P1">#e <text:span text:style-name="T18">a acumulação de folhas</text:span> mort<text:span text:style-name="T18">a</text:span>s</text:p>
      <text:p text:style-name="P1">provo<text:span text:style-name="T18">cadas pelo</text:span> flux<text:span text:style-name="T18">o fraco</text:span>#</text:p>
      <text:p text:style-name="P1"/>
      <text:p text:style-name="P1"><text:span text:style-name="T1"><text:s/></text:span>245: 10:26:10.13 10:26:14.13 <text:s/>Durée 00:00:04.00 <text:s/>Lisibilité 60</text:p>
      <text:p text:style-name="P1">#favor<text:span text:style-name="T18">ecem sua decomposição</text:span></text:p>
      <text:p text:style-name="P1"><text:soft-page-break/><text:span text:style-name="T18">e a acidificação</text:span> da água.#</text:p>
      <text:p text:style-name="P1"/>
      <text:p text:style-name="P1"><text:span text:style-name="T1"><text:s/></text:span>246: 10:26:15.17 10:26:19.02 <text:s/>Durée 00:00:03.10 <text:s/>Lisibilité 51</text:p>
      <text:p text:style-name="P1">#Ma<text:span text:style-name="T18">s perto</text:span> das nascentes</text:p>
      <text:p text:style-name="P1"><text:span text:style-name="T18">ela ainda é límpida</text:span>.#</text:p>
      <text:p text:style-name="P1"/>
      <text:p text:style-name="P1"><text:span text:style-name="T1"><text:s/></text:span>247: 10:26:22.08 10:26:24.24 <text:s/>Durée 00:00:02.16 <text:s/>Lisibilité 40</text:p>
      <text:p text:style-name="P1"><text:span text:style-name="T18">A co</text:span>r das nascentes</text:p>
      <text:p text:style-name="P1"><text:span text:style-name="T18">é muito</text:span> importante.</text:p>
      <text:p text:style-name="P1"/>
      <text:p text:style-name="P1"><text:span text:style-name="T1"><text:s/></text:span>248: 10:26:25.03 10:26:28.13 <text:s/>Durée 00:00:03.10 <text:s/>Lisibilité 51</text:p>
      <text:p text:style-name="P18">A claridade delas</text:p>
      <text:p text:style-name="P18">é sinal de saúde.</text:p>
      <text:p text:style-name="P1"/>
      <text:p text:style-name="P1"><text:span text:style-name="T1"><text:s/></text:span>249: 10:26:28.18 10:26:30.21 <text:s/>Durée 00:00:02.03 <text:s/>Lisibilité 32</text:p>
      <text:p text:style-name="P19"><text:span text:style-name="T18">É</text:span> primordial</text:p>
      <text:p text:style-name="P19"><text:span text:style-name="T18">que a</text:span> água s<text:span text:style-name="T18">eja clara.</text:span></text:p>
      <text:p text:style-name="P1"/>
      <text:p text:style-name="P1"><text:span text:style-name="T1"><text:s/></text:span>250: 10:26:31.00 10:26:32.22 <text:s/>Durée 00:00:01.22 <text:s/>Lisibilité 28</text:p>
      <text:p text:style-name="P1"><text:span text:style-name="T18">Isso</text:span> favor<text:span text:style-name="T18">ece</text:span></text:p>
      <text:p text:style-name="P1"><text:span text:style-name="T18">a</text:span> passage<text:span text:style-name="T18">m da luz</text:span></text:p>
      <text:p text:style-name="P1"/>
      <text:p text:style-name="P1"><text:span text:style-name="T1"><text:s/></text:span>251: 10:26:33.01 10:26:35.20 <text:s/>Durée 00:00:02.19 <text:s/>Lisibilité 41</text:p>
      <text:p text:style-name="P19"><text:span text:style-name="T18">útil ao desenvolvimento </text:span>d<text:span text:style-name="T18">a</text:span>s plant<text:span text:style-name="T18">as </text:span></text:p>
      <text:p text:style-name="P1"/>
      <text:p text:style-name="P1"><text:span text:style-name="T1"><text:s/></text:span>25:26:35.24 10:26:37.23 <text:s/>Durée 00:00:01.24 <text:s/>Lisibilité 29</text:p>
      <text:p text:style-name="P18">que alimentam</text:p>
      <text:p text:style-name="P19"><text:span text:style-name="T18">peixes e</text:span> pássaros</text:p>
      <text:p text:style-name="P1"/>
      <text:p text:style-name="P1"><text:span text:style-name="T1"><text:s/></text:span>253: 10:26:38.02 10:26:39.23 <text:s/>Durée 00:00:01.21 <text:s/>Lisibilité 28</text:p>
      <text:p text:style-name="P19">qu<text:span text:style-name="T18">e desfrutam</text:span></text:p>
      <text:p text:style-name="P19"><text:span text:style-name="T18">essas</text:span> nascentes.</text:p>
      <text:p text:style-name="P1"/>
      <text:p text:style-name="P1"><text:span text:style-name="T1"><text:s/></text:span>254: 10:26:49.04 10:26:53.06 <text:s/>Durée 00:00:04.02 <text:s/>Lisibilité 61</text:p>
      <text:p text:style-name="P19">#Durant<text:span text:style-name="T18">e seu longo retorno</text:span></text:p>
      <text:p text:style-name="P19"><text:span text:style-name="T18">à superfície</text:span>, a água <text:span text:style-name="T18">esgueirou-se</text:span>#</text:p>
      <text:p text:style-name="P1"/>
      <text:p text:style-name="P1"><text:span text:style-name="T1"><text:s/></text:span>255: 10:26:53.11 10:26:56.08 <text:s/>Durée 00:00:02.22 <text:s/>Lisibilité 43</text:p>
      <text:p text:style-name="P19">#<text:span text:style-name="T18">através de várias </text:span>camadas</text:p>
      <text:p text:style-name="P19">de rochas e <text:span text:style-name="T18">areia</text:span>.#</text:p>
      <text:p text:style-name="P1"/>
      <text:p text:style-name="P1"><text:span text:style-name="T1"><text:s/></text:span>256: 10:26:57.20 10:27:01.23 <text:s/>Durée 00:00:04.03 <text:s/>Lisibilité 62</text:p>
      <text:p text:style-name="P19">#Ela <text:span text:style-name="T18">a</text:span>trave<text:span text:style-name="T18">ssou</text:span> filtr<text:span text:style-name="T18">os</text:span></text:p>
      <text:p text:style-name="P19">qu<text:span text:style-name="T18">e a livraram de qualquer impureza</text:span>.#</text:p>
      <text:p text:style-name="P1"/>
      <text:p text:style-name="P1"><text:span text:style-name="T1"><text:s/></text:span>257: 10:27:05.24 10:27:10.05 <text:s/>Durée 00:00:04.06 <text:s/>Lisibilité 64</text:p>
      <text:p text:style-name="P19">#<text:span text:style-name="T18">A</text:span>s águas cristalin<text:span text:style-name="T18">as permitiram o</text:span></text:p>
      <text:p text:style-name="P19"><text:span text:style-name="T18">desenvolvimento de </text:span>jardins aqu<text:span text:style-name="T18">ático</text:span>s.#</text:p>
      <text:p text:style-name="P1"/>
      <text:p text:style-name="P1"><text:span text:style-name="T1"><text:s/></text:span>258: 10:27:14.03 10:27:18.04 <text:s/>Durée 00:00:04.01 <text:s/>Lisibilité 61</text:p>
      <text:p text:style-name="P1">#<text:span text:style-name="T18">Eles têm </text:span>espécies <text:span text:style-name="T18">em abundância,</text:span></text:p>
      <text:p text:style-name="P1"><text:span text:style-name="T18">a maioria, endêmicas</text:span>.#</text:p>
      <text:p text:style-name="P1"/>
      <text:p text:style-name="P1"><text:span text:style-name="T1"><text:s/></text:span>259: 10:27:26.18 10:27:29.18 <text:s/>Durée 00:00:03.00 <text:s/>Lisibilité 45</text:p>
      <text:p text:style-name="P1">#<text:span text:style-name="T18">Os tapetes de algas fornecem</text:span></text:p>
      <text:p text:style-name="P1">à tartaruga-da-Flórida#</text:p>
      <text:p text:style-name="P1"/>
      <text:p text:style-name="P1"><text:span text:style-name="T1"><text:s/></text:span>260: 10:27:29.22 10:27:33.07 <text:s/>Durée 00:00:03.10 <text:s/>Lisibilité 51</text:p>
      <text:p text:style-name="P1">#<text:span text:style-name="T19">alimento e muitos esconderijos</text:span>.#</text:p>
      <text:p text:style-name="P1"/>
      <text:p text:style-name="P1"><text:soft-page-break/><text:span text:style-name="T1"><text:s/></text:span>261: 10:27:36.21 10:27:40.07 <text:s/>Durée 00:00:03.11 <text:s/>Lisibilité 52</text:p>
      <text:p text:style-name="P1"><text:span text:style-name="T19">É essencial</text:span> que <text:span text:style-name="T19">essa</text:span>s nascentes</text:p>
      <text:p text:style-name="P1"><text:span text:style-name="T19">possam continuar</text:span> cla<text:span text:style-name="T19">ras</text:span></text:p>
      <text:p text:style-name="P1"/>
      <text:p text:style-name="P1"><text:span text:style-name="T1"><text:s/></text:span>262: 10:27:40.11 10:27:43.13 <text:s/>Durée 00:00:03.02 <text:s/>Lisibilité 46</text:p>
      <text:p text:style-name="P20">e <text:span text:style-name="T19">que sua atividade</text:span></text:p>
      <text:p text:style-name="P29">produza corrente suficiente</text:p>
      <text:p text:style-name="P1"/>
      <text:p text:style-name="P1"><text:span text:style-name="T1"><text:s/></text:span>263: 10:27:43.17 10:27:46.21 <text:s/>Durée 00:00:03.04 <text:s/>Lisibilité 47</text:p>
      <text:p text:style-name="P1">p<text:span text:style-name="T19">ara empurrar a</text:span>s águas <text:span text:style-name="T19">escuras</text:span></text:p>
      <text:p text:style-name="P1"><text:span text:style-name="T19">do R</text:span>io Santa Fe.</text:p>
      <text:p text:style-name="P1"/>
      <text:p text:style-name="P1"><text:span text:style-name="T1"><text:s/></text:span>264: 10:27:54.14 10:27:56.02 <text:s/>Durée 00:00:01.13 <text:s/>Lisibilité 23</text:p>
      <text:p text:style-name="P1">#<text:span text:style-name="T19">O</text:span>s rios <text:span text:style-name="T19">de</text:span> águas <text:span text:style-name="T19">escura</text:span>s#</text:p>
      <text:p text:style-name="P1"/>
      <text:p text:style-name="P1"><text:span text:style-name="T1"><text:s/></text:span>265: 10:27:56.06 10:27:58.22 <text:s/>Durée 00:00:02.16 <text:s/>Lisibilité 40</text:p>
      <text:p text:style-name="P1">#<text:span text:style-name="T19">ficam nas</text:span> zon<text:span text:style-name="T19">as florestais</text:span></text:p>
      <text:p text:style-name="P1"><text:span text:style-name="T19">quentes e úmida</text:span>s#</text:p>
      <text:p text:style-name="P1"/>
      <text:p text:style-name="P1"><text:span text:style-name="T1"><text:s/></text:span>266: 10:27:59.02 10:28:01.23 <text:s/>Durée 00:00:02.21 <text:s/>Lisibilité 43</text:p>
      <text:p text:style-name="P20">#d<text:span text:style-name="T19">o</text:span> su<text:span text:style-name="T19">l dos</text:span> Estados Unidos</text:p>
      <text:p text:style-name="P20"><text:span text:style-name="T19">e</text:span> d<text:span text:style-name="T19">a </text:span>Amaz<text:span text:style-name="T19">ônia</text:span>.#</text:p>
      <text:p text:style-name="P1"/>
      <text:p text:style-name="P1"><text:span text:style-name="T1"><text:s/></text:span>267: 10:28:02.02 10:28:05.02 <text:s/>Durée 00:00:03.00 <text:s/>Lisibilité 45</text:p>
      <text:p text:style-name="P1">#El<text:span text:style-name="T19">es carregam devagar</text:span></text:p>
      <text:p text:style-name="P1">quanti<text:span text:style-name="T19">dade</text:span>s de nutri<text:span text:style-name="T19">ente</text:span>s,#</text:p>
      <text:p text:style-name="P1"/>
      <text:p text:style-name="P1"><text:span text:style-name="T1"><text:s/></text:span>268: 10:28:05.06 10:28:07.24 <text:s/>Durée 00:00:02.18 <text:s/>Lisibilité 41</text:p>
      <text:p text:style-name="P1">#bactéri<text:span text:style-name="T19">as</text:span></text:p>
      <text:p text:style-name="P1"><text:span text:style-name="T19">e minerais propícios à vida</text:span>.#</text:p>
      <text:p text:style-name="P1"/>
      <text:p text:style-name="P1"><text:span text:style-name="T1"><text:s/></text:span>269: 10:28:09.07 10:28:10.17 <text:s/>Durée 00:00:01.10 <text:s/>Lisibilité 21</text:p>
      <text:p text:style-name="P1">Gr<text:span text:style-name="T19">aças à</text:span>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<text:span text:style-name="T19">das a</text:span>s nascentes da Flórida</text:p>
      <text:p text:style-name="P1">são intercon<text:span text:style-name="T19">ectadas.</text:span></text:p>
      <text:p text:style-name="P1"/>
      <text:p text:style-name="P1"><text:span text:style-name="T1"><text:s/></text:span>271: 10:28:14.06 10:28:18.07 <text:s/>Durée 00:00:04.01 <text:s/>Lisibilité 61</text:p>
      <text:p text:style-name="P1"><text:span text:style-name="T19">A </text:span>água das nascentes se compar<text:span text:style-name="T19">a</text:span></text:p>
      <text:p text:style-name="P37">ao sangue que corre em nosso corpo.</text:p>
      <text:p text:style-name="P1"/>
      <text:p text:style-name="P1"><text:span text:style-name="T1"><text:s/></text:span>272: 10:28:18.11 10:28:22.04 <text:s/>Durée 00:00:03.18 <text:s/>Lisibilité 56</text:p>
      <text:p text:style-name="P1">E <text:span text:style-name="T19">o </text:span>aquífero ser<text:span text:style-name="T19">ia o coração</text:span></text:p>
      <text:p text:style-name="P1">d<text:span text:style-name="T19">o</text:span> nor<text:span text:style-name="T19">te</text:span> da Flórida.</text:p>
      <text:p text:style-name="P1"/>
      <text:p text:style-name="P1"><text:span text:style-name="T1"><text:s/></text:span>273: 10:28:28.00 10:28:30.07 <text:s/>Durée 00:00:02.07 <text:s/>Lisibilité 34</text:p>
      <text:p text:style-name="P20">P<text:span text:style-name="T19">o</text:span>r analogi<text:span text:style-name="T19">a</text:span></text:p>
      <text:p text:style-name="P20"><text:span text:style-name="T19">a essa ideia do</text:span> sang<text:span text:style-name="T19">ue</text:span>,</text:p>
      <text:p text:style-name="P1"/>
      <text:p text:style-name="P1"><text:span text:style-name="T1"><text:s/></text:span>274: 10:28:30.11 10:28:34.03 <text:s/>Durée 00:00:03.17 <text:s/>Lisibilité 55</text:p>
      <text:p text:style-name="P1">c<text:span text:style-name="T19">ada</text:span> aquífero poss<text:span text:style-name="T19">ui artérias</text:span></text:p>
      <text:p text:style-name="P1">qu<text:span text:style-name="T19">e</text:span> dif<text:span text:style-name="T19">undem essa</text:span> água pur<text:span text:style-name="T19">a</text:span></text:p>
      <text:p text:style-name="P1"/>
      <text:p text:style-name="P1"><text:span text:style-name="T1"><text:s/></text:span>275: 10:28:34.07 10:28:37.21 <text:s/>Durée 00:00:03.14 <text:s/>Lisibilité 53</text:p>
      <text:p text:style-name="P1"><text:span text:style-name="T19">em todo o norte</text:span> da Flórida</text:p>
      <text:p text:style-name="P1">e <text:span text:style-name="T19">nas</text:span> nos<text:span text:style-name="T19">sas</text:span> nascentes.</text:p>
      <text:p text:style-name="P1"/>
      <text:p text:style-name="P1"><text:span text:style-name="T1"><text:s/></text:span>276: 10:28:49.16 10:28:53.21 <text:s/>Durée 00:00:04.05 <text:s/>Lisibilité 63</text:p>
      <text:p text:style-name="P1">#<text:span text:style-name="T19">Quantas veias e artérias nos esconde</text:span></text:p>
      <text:p text:style-name="P1"><text:soft-page-break/><text:span text:style-name="T19">esse</text:span> organism<text:span text:style-name="T19">o</text:span> subterrâne<text:span text:style-name="T19">o</text:span>?#</text:p>
      <text:p text:style-name="P1"/>
      <text:p text:style-name="P1"><text:span text:style-name="T1"><text:s/></text:span>277: 10:28:55.06 10:28:57.11 <text:s/>Durée 00:00:02.05 <text:s/>Lisibilité 33</text:p>
      <text:p text:style-name="P1">#N<text:span text:style-name="T19">inguém sabe realmente</text:span>.#</text:p>
      <text:p text:style-name="P1"/>
      <text:p text:style-name="P1"><text:span text:style-name="T1"><text:s/></text:span>278: 10:28:57.15 10:29:00.13 <text:s/>Durée 00:00:02.23 <text:s/>Lisibilité 44</text:p>
      <text:p text:style-name="P20">#Se<text:span text:style-name="T19">us segredos</text:span></text:p>
      <text:p text:style-name="P20"><text:span text:style-name="T19">continuam bem guardados</text:span>.#</text:p>
      <text:p text:style-name="P1"/>
      <text:p text:style-name="P1"><text:span text:style-name="T1"><text:s/></text:span>279: 10:29:03.18 10:29:07.17 <text:s/>Durée 00:00:03.24 <text:s/>Lisibilité 59</text:p>
      <text:p text:style-name="P1">#S<text:span text:style-name="T19">ó as criaturas</text:span> capa<text:span text:style-name="T19">zes de penetrar</text:span></text:p>
      <text:p text:style-name="P1"><text:span text:style-name="T19">nesse labirinto profundo</text:span>#</text:p>
      <text:p text:style-name="P1"/>
      <text:p text:style-name="P1"><text:span text:style-name="T1"><text:s/></text:span>280: 10:29:08.15 10:29:10.14 <text:s/>Durée 00:00:01.24 <text:s/>Lisibilité 29</text:p>
      <text:p text:style-name="P1">#<text:span text:style-name="T19">talvez as conheçam</text:span>.#</text:p>
      <text:p text:style-name="P1"/>
      <text:p text:style-name="P1"><text:span text:style-name="T1"><text:s/></text:span>281: 10:29:11.20 10:29:13.04 <text:s/>Durée 00:00:01.09 <text:s/>Lisibilité 20</text:p>
      <text:p text:style-name="P1">#Com<text:span text:style-name="T19">o os jacaré</text:span>s,#</text:p>
      <text:p text:style-name="P1"/>
      <text:p text:style-name="P1"><text:span text:style-name="T1"><text:s/></text:span>282: 10:29:13.08 10:29:16.21 <text:s/>Durée 00:00:03.13 <text:s/>Lisibilité 53</text:p>
      <text:p text:style-name="P20">#qu<text:span text:style-name="T19">e</text:span> coloni<text:span text:style-name="T19">zaram</text:span></text:p>
      <text:p text:style-name="P20"><text:span text:style-name="T19">toda essa vasta zona úmida</text:span>#</text:p>
      <text:p text:style-name="P1"/>
      <text:p text:style-name="P20"><text:span text:style-name="T1"><text:s/></text:span>283: 10:29:17.00 10:29:21.03 <text:s/>Durée 00:00:04.03 <text:s/>Lisibilité 62</text:p>
      <text:p text:style-name="P20">#passan<text:span text:style-name="T19">do</text:span> li<text:span text:style-name="T19">v</text:span>rement<text:span text:style-name="T19">e</text:span> d<text:span text:style-name="T19">e uma</text:span> nascente</text:p>
      <text:p text:style-name="P1">ou d<text:span text:style-name="T19">e um</text:span> rio <text:span text:style-name="T19">a</text:span> <text:span text:style-name="T19">outro</text:span>.#</text:p>
      <text:p text:style-name="P1"/>
      <text:p text:style-name="P1"><text:span text:style-name="T1"><text:s/></text:span>284: 10:29:38.16 10:29:40.04 <text:s/>Durée 00:00:01.13 <text:s/>Lisibilité 23</text:p>
      <text:p text:style-name="P1">#A<text:span text:style-name="T19">o pé dos</text:span> ciprestes,#</text:p>
      <text:p text:style-name="P1"/>
      <text:p text:style-name="P1"><text:span text:style-name="T1"><text:s/></text:span>285: 10:29:40.19 10:29:45.04 <text:s/>Durée 00:00:04.10 <text:s/>Lisibilité 66</text:p>
      <text:p text:style-name="P1">#<text:span text:style-name="T19">as margens são o campo de caça</text:span></text:p>
      <text:p text:style-name="P1"><text:span text:style-name="T19">desses predadores sempre à espreita</text:span>.#</text:p>
      <text:p text:style-name="P1"/>
      <text:p text:style-name="P1"><text:span text:style-name="T1"><text:s/></text:span>286: 10:29:57.11 10:29:59.17 <text:s/>Durée 00:00:02.06 <text:s/>Lisibilité 34</text:p>
      <text:p text:style-name="P1">#<text:span text:style-name="T19">Ao contrário dos</text:span> lamantins,#</text:p>
      <text:p text:style-name="P1"/>
      <text:p text:style-name="P1"><text:span text:style-name="T1"><text:s/></text:span>287: 10:29:59.21 10:30:02.22 <text:s/>Durée 00:00:03.01 <text:s/>Lisibilité 46</text:p>
      <text:p text:style-name="P1">#<text:span text:style-name="T19">o jacaré-americano</text:span></text:p>
      <text:p text:style-name="P1"><text:span text:style-name="T19">é um re</text:span>sident<text:span text:style-name="T19">e</text:span> permanent<text:span text:style-name="T19">e</text:span>.#</text:p>
      <text:p text:style-name="P1"/>
      <text:p text:style-name="P1"><text:span text:style-name="T1"><text:s/></text:span>288: 10:30:09.20 10:30:11.20 <text:s/>Durée 00:00:02.00 <text:s/>Lisibilité 30</text:p>
      <text:p text:style-name="P1">#<text:span text:style-name="T19">Ess</text:span>e monstr<text:span text:style-name="T19">o de até</text:span> 4 metros#</text:p>
      <text:p text:style-name="P1"/>
      <text:p text:style-name="P1"><text:span text:style-name="T1"><text:s/></text:span>289: 10:30:12.00 10:30:15.20 <text:s/>Durée 00:00:03.20 <text:s/>Lisibilité 57</text:p>
      <text:p text:style-name="P1">#e 450 kg, <text:span text:style-name="T19">só vive na</text:span> água doce#</text:p>
      <text:p text:style-name="P1"/>
      <text:p text:style-name="P1"><text:span text:style-name="T1"><text:s/></text:span>290: 10:30:15.24 10:30:19.04 <text:s/>Durée 00:00:03.05 <text:s/>Lisibilité 48</text:p>
      <text:p text:style-name="P1">#e <text:span text:style-name="T19">só</text:span> tol<text:span text:style-name="T19">era</text:span> a água sal<text:span text:style-name="T19">gada</text:span></text:p>
      <text:p text:style-name="P1"><text:span text:style-name="T19">muito brevemente</text:span>.#</text:p>
      <text:p text:style-name="P1"/>
      <text:p text:style-name="P1"><text:span text:style-name="T1"><text:s/></text:span>291: 10:30:27.17 10:30:30.06 <text:s/>Durée 00:00:02.14 <text:s/>Lisibilité 38</text:p>
      <text:p text:style-name="P1">#<text:span text:style-name="T19">Por mais curioso que pareça</text:span>,#</text:p>
      <text:p text:style-name="P1"/>
      <text:p text:style-name="P1"><text:span text:style-name="T1"><text:s/></text:span>292: 10:30:30.11 10:30:32.20 <text:s/>Durée 00:00:02.09 <text:s/>Lisibilité 35</text:p>
      <text:p text:style-name="P1">#<text:span text:style-name="T19">os 2 gigantes</text:span></text:p>
      <text:p text:style-name="P1"><text:span text:style-name="T19">aprenderam a se </text:span>ignor<text:span text:style-name="T19">a</text:span>r.#</text:p>
      <text:p text:style-name="P1"/>
      <text:p text:style-name="P1"><text:span text:style-name="T1"><text:s/></text:span>293: 10:30:34.23 10:30:36.09 <text:s/>Durée 00:00:01.11 <text:s/>Lisibilité 22</text:p>
      <text:p text:style-name="P1">#S<text:span text:style-name="T19">ó os joven</text:span>s lamantins#</text:p>
      <text:p text:style-name="P1"><text:soft-page-break/></text:p>
      <text:p text:style-name="P1"><text:span text:style-name="T1"><text:s/></text:span>294: 10:30:36.13 10:30:39.08 <text:s/>Durée 00:00:02.20 <text:s/>Lisibilité 42</text:p>
      <text:p text:style-name="P1">#p<text:span text:style-name="T19">odem atiçar a cobiça dos jacarés</text:span>.#</text:p>
      <text:p text:style-name="P1"/>
      <text:p text:style-name="P1"><text:span text:style-name="T1"><text:s/></text:span>295: 10:30:40.13 10:30:42.15 <text:s/>Durée 00:00:02.02 <text:s/>Lisibilité 31</text:p>
      <text:p text:style-name="P1">#Ma<text:span text:style-name="T20">s os ataques são raríssimo</text:span>s.#</text:p>
      <text:p text:style-name="P1"/>
      <text:p text:style-name="P1"><text:span text:style-name="T1"><text:s/></text:span>296: 10:30:51.23 10:30:54.07 <text:s/>Durée 00:00:02.09 <text:s/>Lisibilité 35</text:p>
      <text:p text:style-name="P21">#Dot<text:span text:style-name="T20">ado</text:span>s</text:p>
      <text:p text:style-name="P21">d<text:span text:style-name="T20">e poderosa nadadeira caudal</text:span>,#</text:p>
      <text:p text:style-name="P1"/>
      <text:p text:style-name="P1"><text:span text:style-name="T1"><text:s/></text:span>297: 10:30:54.11 10:30:58.21 <text:s/>Durée 00:00:04.10 <text:s/>Lisibilité 66</text:p>
      <text:p text:style-name="P21">#<text:span text:style-name="T20">ess</text:span>es sir<text:span text:style-name="T20">ênio</text:span>s indolent<text:span text:style-name="T20">e</text:span>s</text:p>
      <text:p text:style-name="P21">p<text:span text:style-name="T20">odem dar piques de</text:span> 25 km p<text:span text:style-name="T20">or hora</text:span>.#</text:p>
      <text:p text:style-name="P1"/>
      <text:p text:style-name="P1"><text:span text:style-name="T1"><text:s/></text:span>298: 10:31:00.09 10:31:02.03 <text:s/>Durée 00:00:01.19 <text:s/>Lisibilité 26</text:p>
      <text:p text:style-name="P21">#<text:span text:style-name="T20">Seus 2 pequenos</text:span></text:p>
      <text:p text:style-name="P21">membr<text:span text:style-name="T20">o</text:span>s ant<text:span text:style-name="T20">e</text:span>ri<text:span text:style-name="T20">ore</text:span>s#</text:p>
      <text:p text:style-name="P1"/>
      <text:p text:style-name="P1"><text:span text:style-name="T1"><text:s/></text:span>299: 10:31:02.07 10:31:05.15 <text:s/>Durée 00:00:03.08 <text:s/>Lisibilité 50</text:p>
      <text:p text:style-name="P1">#<text:span text:style-name="T20">servem de leme</text:span></text:p>
      <text:p text:style-name="P1"><text:span text:style-name="T20">nas pradarias aquática</text:span>s.#</text:p>
      <text:p text:style-name="P1"/>
      <text:p text:style-name="P1"><text:span text:style-name="T1"><text:s/></text:span>300: 10:31:17.21 10:31:19.05 <text:s/>Durée 00:00:01.09 <text:s/>Lisibilité 20</text:p>
      <text:p text:style-name="P1">#Gr<text:span text:style-name="T20">aças aos lábios preênsei</text:span>s#</text:p>
      <text:p text:style-name="P1"/>
      <text:p text:style-name="P1"><text:span text:style-name="T1"><text:s/></text:span>301: 10:31:19.09 10:31:21.24 <text:s/>Durée 00:00:02.15 <text:s/>Lisibilité 39</text:p>
      <text:p text:style-name="P21">#qu<text:span text:style-name="T20">e lhes permitem</text:span></text:p>
      <text:p text:style-name="P21"><text:span text:style-name="T20">colher alimentos</text:span>,#</text:p>
      <text:p text:style-name="P1"/>
      <text:p text:style-name="P1"><text:span text:style-name="T1"><text:s/></text:span>302: 10:31:22.03 10:31:26.04 <text:s/>Durée 00:00:04.01 <text:s/>Lisibilité 61</text:p>
      <text:p text:style-name="P1">#<text:span text:style-name="T20">esses imponentes herbívoros marinhos</text:span></text:p>
      <text:p text:style-name="P1">qu<text:span text:style-name="T20">e pesam</text:span> 500 kg e<text:span text:style-name="T20">m média</text:span>#</text:p>
      <text:p text:style-name="P1"/>
      <text:p text:style-name="P1"><text:span text:style-name="T1"><text:s/></text:span>303: 10:31:26.08 10:31:29.21 <text:s/>Durée 00:00:03.13 <text:s/>Lisibilité 53</text:p>
      <text:p text:style-name="P1">#p<text:span text:style-name="T20">odem</text:span> ingurgit<text:span text:style-name="T20">ar</text:span></text:p>
      <text:p text:style-name="P1"><text:span text:style-name="T20">quase</text:span> 10% de <text:span text:style-name="T20">do seu peso por dia</text:span>,#</text:p>
      <text:p text:style-name="P1"/>
      <text:p text:style-name="P1"><text:span text:style-name="T1"><text:s/></text:span>304: 10:31:30.00 10:31:33.12 <text:s/>Durée 00:00:03.12 <text:s/>Lisibilité 52</text:p>
      <text:p text:style-name="P1">#<text:span text:style-name="T20">ou seja, quase</text:span> 50 kg</text:p>
      <text:p text:style-name="P1"><text:span text:style-name="T20">de ervas aquática</text:span>s.#</text:p>
      <text:p text:style-name="P1"/>
      <text:p text:style-name="P1"><text:span text:style-name="T1"><text:s/></text:span>305: 10:31:43.01 10:31:46.15 <text:s/>Durée 00:00:03.14 <text:s/>Lisibilité 53</text:p>
      <text:p text:style-name="P1">#<text:span text:style-name="T21">O ceco e os</text:span> intestin<text:span text:style-name="T21">os deles</text:span></text:p>
      <text:p text:style-name="P1"><text:span text:style-name="T21">que têm</text:span> 45 m de <text:span text:style-name="T21">comprimento</text:span>#</text:p>
      <text:p text:style-name="P1"/>
      <text:p text:style-name="P1"><text:span text:style-name="T1"><text:s/></text:span>306: 10:31:46.19 10:31:50.06 <text:s/>Durée 00:00:03.12 <text:s/>Lisibilité 52</text:p>
      <text:p text:style-name="P1">#facilit<text:span text:style-name="T21">am </text:span>a fermenta<text:span text:style-name="T21">ção</text:span></text:p>
      <text:p text:style-name="P1"><text:span text:style-name="T21">e </text:span>a digest<text:span text:style-name="T21">ão</text:span> da celulose#</text:p>
      <text:p text:style-name="P1"/>
      <text:p text:style-name="P1"><text:span text:style-name="T1"><text:s/></text:span>307: 10:31:50.10 10:31:54.05 <text:s/>Durée 00:00:03.20 <text:s/>Lisibilité 57</text:p>
      <text:p text:style-name="P1">#produ<text:span text:style-name="T21">zindo assim</text:span></text:p>
      <text:p text:style-name="P1">grandes quanti<text:span text:style-name="T21">dade</text:span>s de g<text:span text:style-name="T21">ases</text:span>.#</text:p>
      <text:p text:style-name="P1"/>
      <text:p text:style-name="P1"><text:span text:style-name="T1"><text:s/></text:span>308: 10:31:55.13 10:31:58.11 <text:s/>Durée 00:00:02.23 <text:s/>Lisibilité 44</text:p>
      <text:p text:style-name="P30">#<text:span text:style-name="T21">Flatulências que possibilitam,</text:span></text:p>
      <text:p text:style-name="P30"><text:span text:style-name="T21">inclusive,</text:span>#</text:p>
      <text:p text:style-name="P1"/>
      <text:p text:style-name="P1"><text:span text:style-name="T1"><text:s/></text:span>309: 10:31:58.16 10:32:00.05 <text:s/>Durée 00:00:01.14 <text:s/>Lisibilité 23</text:p>
      <text:p text:style-name="P1">#<text:span text:style-name="T21">ajustar a</text:span> fl<text:span text:style-name="T21">utu</text:span>abili<text:span text:style-name="T21">dade</text:span>.#</text:p>
      <text:p text:style-name="P1"><text:soft-page-break/></text:p>
      <text:p text:style-name="P1"><text:span text:style-name="T1"><text:s/></text:span>310: 10:32:12.06 10:32:16.10 <text:s/>Durée 00:00:04.04 <text:s/>Lisibilité 62</text:p>
      <text:p text:style-name="P1">#<text:span text:style-name="T21">No inverno</text:span>, quand<text:span text:style-name="T21">o o frio noturno</text:span></text:p>
      <text:p text:style-name="P1"><text:span text:style-name="T21">cai nos curso</text:span>s d'água,#</text:p>
      <text:p text:style-name="P1"/>
      <text:p text:style-name="P1"><text:span text:style-name="T1"><text:s/></text:span>311: 10:32:16.14 10:32:20.05 <text:s/>Durée 00:00:03.16 <text:s/>Lisibilité 55</text:p>
      <text:p text:style-name="P1">#<text:span text:style-name="T21">ess</text:span>es fri<text:span text:style-name="T21">orentos juntam-se</text:span></text:p>
      <text:p text:style-name="P1">p<text:span text:style-name="T21">erto</text:span> d<text:span text:style-name="T21">e</text:span> nascentes d<text:span text:style-name="T21">e </text:span>água <text:span text:style-name="T21">quente</text:span>.#</text:p>
      <text:p text:style-name="P1"/>
      <text:p text:style-name="P1"><text:span text:style-name="T1"><text:s/></text:span>312: 10:32:26.05 10:32:27.20 <text:s/>Durée 00:00:01.15 <text:s/>Lisibilité 24</text:p>
      <text:p text:style-name="P1">#<text:span text:style-name="T21">Eles têm sono leve</text:span>,#</text:p>
      <text:p text:style-name="P1"/>
      <text:p text:style-name="P1"><text:span text:style-name="T1"><text:s/></text:span>313: 10:32:28.23 10:32:32.13 <text:s/>Durée 00:00:03.15 <text:s/>Lisibilité 54</text:p>
      <text:p text:style-name="P1">#<text:span text:style-name="T21">obrigados a acordar para respirar</text:span></text:p>
      <text:p text:style-name="P1"><text:span text:style-name="T21">a intervalos regulares</text:span>#</text:p>
      <text:p text:style-name="P1"/>
      <text:p text:style-name="P1"><text:span text:style-name="T1"><text:s/></text:span>314: 10:32:32.18 10:32:35.20 <text:s/>Durée 00:00:03.02 <text:s/>Lisibilité 46</text:p>
      <text:p text:style-name="P1">#<text:span text:style-name="T21">que vão</text:span> de 3 <text:span text:style-name="T21">a</text:span> 20 min<text:span text:style-name="T21">utos</text:span>.#</text:p>
      <text:p text:style-name="P1"/>
      <text:p text:style-name="P1"><text:span text:style-name="T1"><text:s/></text:span>315: 10:33:08.06 10:33:12.21 <text:s/>Durée 00:00:04.15 <text:s/>Lisibilité 69</text:p>
      <text:p text:style-name="P1">#E<text:span text:style-name="T21">m janeiro</text:span>, <text:span text:style-name="T21">a maioria dos</text:span> lamantins</text:p>
      <text:p text:style-name="P1"><text:span text:style-name="T21">fugiu do</text:span> Golf<text:span text:style-name="T21">o do México</text:span>.#</text:p>
      <text:p text:style-name="P1"/>
      <text:p text:style-name="P1"><text:span text:style-name="T1"><text:s/></text:span>316: 10:33:13.23 10:33:16.14 <text:s/>Durée 00:00:02.16 <text:s/>Lisibilité 40</text:p>
      <text:p text:style-name="P30">#As nascentes</text:p>
      <text:p text:style-name="P30"><text:span text:style-name="T21">têm recorde de afluência</text:span>.#</text:p>
      <text:p text:style-name="P1"/>
      <text:p text:style-name="P1"><text:span text:style-name="T1"><text:s/></text:span>317: 10:33:23.22 10:33:25.23 <text:s/>Durée 00:00:02.01 <text:s/>Lisibilité 31</text:p>
      <text:p text:style-name="P1">#<text:span text:style-name="T21">Até o começo da primavera</text:span>,#</text:p>
      <text:p text:style-name="P1"/>
      <text:p text:style-name="P1"><text:span text:style-name="T1"><text:s/></text:span>318: 10:33:26.03 10:33:30.07 <text:s/>Durée 00:00:04.04 <text:s/>Lisibilité 62</text:p>
      <text:p text:style-name="P1">#el<text:span text:style-name="T21">a</text:span>s <text:span text:style-name="T21">dão aos filhotes o sossego</text:span></text:p>
      <text:p text:style-name="P1"><text:span text:style-name="T21">e a segurança de que precisam</text:span>#</text:p>
      <text:p text:style-name="P1"/>
      <text:p text:style-name="P1"><text:span text:style-name="T1"><text:s/></text:span>319: 10:33:30.11 10:33:33.04 <text:s/>Durée 00:00:02.18 <text:s/>Lisibilité 41</text:p>
      <text:p text:style-name="P30">#p<text:span text:style-name="T21">ara crescer</text:span></text:p>
      <text:p text:style-name="P30"><text:span text:style-name="T21">antes de voltar para a costa</text:span>.#</text:p>
      <text:p text:style-name="P1"/>
      <text:p text:style-name="P1"><text:span text:style-name="T1"><text:s/></text:span>320: 10:33:43.08 10:33:46.20 <text:s/>Durée 00:00:03.12 <text:s/>Lisibilité 52</text:p>
      <text:p text:style-name="P1">#P<text:span text:style-name="T21">ara amamentar os filhotes,</text:span></text:p>
      <text:p text:style-name="P1"><text:span text:style-name="T21">que medem</text:span> 1,<text:span text:style-name="T21">2 </text:span>m <text:span text:style-name="T21">ao nascer</text:span>#</text:p>
      <text:p text:style-name="P1"/>
      <text:p text:style-name="P1"><text:span text:style-name="T1"><text:s/></text:span>321: 10:33:46.24 10:33:49.01 <text:s/>Durée 00:00:02.02 <text:s/>Lisibilité 31</text:p>
      <text:p text:style-name="P1">#e <text:span text:style-name="T21">pesam</text:span> 30 kg,#</text:p>
      <text:p text:style-name="P1"/>
      <text:p text:style-name="P1"><text:span text:style-name="T1"><text:s/></text:span>322: 10:33:49.05 10:33:52.23 <text:s/>Durée 00:00:03.18 <text:s/>Lisibilité 56</text:p>
      <text:p text:style-name="P1">#<text:span text:style-name="T21">as mães possuem uma mama peitoral</text:span></text:p>
      <text:p text:style-name="P1"><text:span text:style-name="T21">sob cada nadadeira</text:span>.#</text:p>
      <text:p text:style-name="P1"/>
      <text:p text:style-name="P1"><text:span text:style-name="T1"><text:s/></text:span>323: 10:34:06.13 10:34:08.04 <text:s/>Durée 00:00:01.16 <text:s/>Lisibilité 25</text:p>
      <text:p text:style-name="P1">#<text:span text:style-name="T21">Esse bebé ainda mama,</text:span>#</text:p>
      <text:p text:style-name="P1"/>
      <text:p text:style-name="P1"><text:span text:style-name="T1"><text:s/></text:span>324: 10:34:09.02 10:34:13.14 <text:s/>Durée 00:00:04.12 <text:s/>Lisibilité 67</text:p>
      <text:p text:style-name="P1">#e <text:span text:style-name="T21">já tem um séquito de pretendentes</text:span></text:p>
      <text:p text:style-name="P1"><text:span text:style-name="T21">perseguindo a mãe</text:span>.#</text:p>
      <text:p text:style-name="P1"/>
      <text:p text:style-name="P1"><text:span text:style-name="T1"><text:s/></text:span>325: 10:34:27.01 10:34:30.15 <text:s/>Durée 00:00:03.14 <text:s/>Lisibilité 53</text:p>
      <text:p text:style-name="P30">#<text:span text:style-name="T21">A</text:span> <text:span text:style-name="T21">N</text:span>ascente <text:span text:style-name="T21">Three Sisters</text:span>,</text:p>
      <text:p text:style-name="P30">qu<text:span text:style-name="T21">e origina o Rio</text:span> Cr<text:span text:style-name="T22">y</text:span>stal,#</text:p>
      <text:p text:style-name="P1"/>
      <text:p text:style-name="P1"><text:soft-page-break/><text:span text:style-name="T1"><text:s/></text:span>326: 10:34:30.20 10:34:34.06 <text:s/>Durée 00:00:03.11 <text:s/>Lisibilité 52</text:p>
      <text:p text:style-name="P1">#ac<text:span text:style-name="T22">olhe a maior reunião</text:span></text:p>
      <text:p text:style-name="P1">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31">#<text:span text:style-name="T22">Já foram observados</text:span></text:p>
      <text:p text:style-name="P31"><text:span text:style-name="T22">até</text:span> 400 indiv<text:span text:style-name="T22">íduo</text:span>s.#</text:p>
      <text:p text:style-name="P1"/>
      <text:p text:style-name="P1"><text:span text:style-name="T1"><text:s/></text:span>328: 10:34:44.00 10:34:47.20 <text:s/>Durée 00:00:03.20 <text:s/>Lisibilité 57</text:p>
      <text:p text:style-name="P31">#<text:span text:style-name="T22">Também é o sítio</text:span></text:p>
      <text:p text:style-name="P31"><text:span text:style-name="T22">que tem a maior pressão humana</text:span>.#</text:p>
      <text:p text:style-name="P1"/>
      <text:p text:style-name="P1"><text:span text:style-name="T1"><text:s/></text:span>329: 10:34:52.18 10:34:55.23 <text:s/>Durée 00:00:03.05 <text:s/>Lisibilité 48</text:p>
      <text:p text:style-name="P1">#S<text:span text:style-name="T22">eduzidos pelo cenário mágico</text:span></text:p>
      <text:p text:style-name="P1"><text:span text:style-name="T22">e </text:span>águas cristalin<text:span text:style-name="T22">a</text:span>s,#</text:p>
      <text:p text:style-name="P1"/>
      <text:p text:style-name="P1"><text:span text:style-name="T1"><text:s/></text:span>330: 10:34:56.02 10:34:58.10 <text:s/>Durée 00:00:02.08 <text:s/>Lisibilité 35</text:p>
      <text:p text:style-name="P31">#<text:span text:style-name="T22">o</text:span>s promot<text:span text:style-name="T22">ores</text:span></text:p>
      <text:p text:style-name="P31"><text:span text:style-name="T22">construíram sem controle</text:span>.#</text:p>
      <text:p text:style-name="P1"/>
      <text:p text:style-name="P1"><text:span text:style-name="T1"><text:s/></text:span>331: 10:35:02.20 10:35:06.17 <text:s/>Durée 00:00:03.22 <text:s/>Lisibilité 58</text:p>
      <text:p text:style-name="P31">#<text:span text:style-name="T22">Agora o</text:span>s lamantins <text:span text:style-name="T22">precisam</text:span></text:p>
      <text:p text:style-name="P31"><text:span text:style-name="T22">enfrentar as hélices dos barcos</text:span>,#</text:p>
      <text:p text:style-name="P1"/>
      <text:p text:style-name="P1"><text:span text:style-name="T1"><text:s/></text:span>332: 10:35:06.21 10:35:10.13 <text:s/>Durée 00:00:03.17 <text:s/>Lisibilité 55</text:p>
      <text:p text:style-name="P1">#<text:span text:style-name="T22">além da poluição</text:span> da água</text:p>
      <text:p text:style-name="P1">qu<text:span text:style-name="T22">e pode provocar doenças</text:span>.#</text:p>
      <text:p text:style-name="P1"/>
      <text:p text:style-name="P1"><text:span text:style-name="T1"><text:s/></text:span>333: 10:35:15.17 10:35:19.14 <text:s/>Durée 00:00:03.22 <text:s/>Lisibilité 58</text:p>
      <text:p text:style-name="P1"><text:span text:style-name="T22">Temos um</text:span> lamanti<text:span text:style-name="T22">m, um jovem</text:span>,</text:p>
      <text:p text:style-name="P1"><text:span text:style-name="T22">logo ali n</text:span>a superfície.</text:p>
      <text:p text:style-name="P1"/>
      <text:p text:style-name="P1"><text:span text:style-name="T1"><text:s/></text:span>334: 10:35:19.18 10:35:21.00 <text:s/>Durée 00:00:01.07 <text:s/>Lisibilité 19</text:p>
      <text:p text:style-name="P32">Ele é muito jovem.</text:p>
      <text:p text:style-name="P1"/>
      <text:p text:style-name="P1"><text:span text:style-name="T1"><text:s/></text:span>335: 10:35:25.04 10:35:28.20 <text:s/>Durée 00:00:03.16 <text:s/>Lisibilité 55</text:p>
      <text:p text:style-name="P1">#<text:span text:style-name="T22">O</text:span>s lamantins pr<text:span text:style-name="T22">eocupam</text:span></text:p>
      <text:p text:style-name="P1"><text:span text:style-name="T22">os</text:span># Springs Experts#,#</text:p>
      <text:p text:style-name="P1"/>
      <text:p text:style-name="P1"><text:span text:style-name="T1"><text:s/></text:span>336: 10:35:28.24 10:35:30.08 <text:s/>Durée 00:00:01.09 <text:s/>Lisibilité 20</text:p>
      <text:p text:style-name="P1">#<text:span text:style-name="T22">o</text:span>s experts <text:span text:style-name="T22">em</text:span> nascentes,#</text:p>
      <text:p text:style-name="P1"/>
      <text:p text:style-name="P1"><text:span text:style-name="T1"><text:s/></text:span>337: 10:35:30.13 10:35:33.11 <text:s/>Durée 00:00:02.23 <text:s/>Lisibilité 44</text:p>
      <text:p text:style-name="P1">#<text:span text:style-name="T22">pois eles são sensíveis</text:span></text:p>
      <text:p text:style-name="P1"><text:span text:style-name="T22">às mudanças e à poluição</text:span>.#</text:p>
      <text:p text:style-name="P1"/>
      <text:p text:style-name="P1"><text:span text:style-name="T1"><text:s/></text:span>338: 10:35:37.06 10:35:41.08 <text:s/>Durée 00:00:04.02 <text:s/>Lisibilité 61</text:p>
      <text:p text:style-name="P1">#<text:span text:style-name="T22">Essa</text:span> espécie fo<text:span text:style-name="T22">rnece informações</text:span></text:p>
      <text:p text:style-name="P1"><text:span text:style-name="T22">sobre o estado do seu</text:span> habitat.#</text:p>
      <text:p text:style-name="P1"/>
      <text:p text:style-name="P1"><text:span text:style-name="T1"><text:s/></text:span>339: 10:35:42.05 10:35:45.06 <text:s/>Durée 00:00:03.01 <text:s/>Lisibilité 46</text:p>
      <text:p text:style-name="P33">#<text:span text:style-name="T23">Trata-se de uma</text:span> espécie</text:p>
      <text:p text:style-name="P33">bioindica<text:span text:style-name="T23">dora</text:span>.#</text:p>
      <text:p text:style-name="P1"/>
      <text:p text:style-name="P1"><text:span text:style-name="T1"><text:s/></text:span>340: 10:35:49.06 10:35:52.00 <text:s/>Durée 00:00:02.19 <text:s/>Lisibilité 41</text:p>
      <text:p text:style-name="P1">#Robert Bond <text:span text:style-name="T23">é veterinário</text:span></text:p>
      <text:p text:style-name="P1">e profess<text:span text:style-name="T23">o</text:span>r#</text:p>
      <text:p text:style-name="P1"/>
      <text:p text:style-name="P1"><text:span text:style-name="T1"><text:s/></text:span>341: 10:35:52.05 10:35:53.16 <text:s/>Durée 00:00:01.11 <text:s/>Lisibilité 22</text:p>
      <text:p text:style-name="P1">#<text:span text:style-name="T23">na U</text:span>niv. da Flórida.#</text:p>
      <text:p text:style-name="P1"><text:soft-page-break/></text:p>
      <text:p text:style-name="P1"><text:span text:style-name="T1"><text:s/></text:span>342: 10:35:54.11 10:35:58.04 <text:s/>Durée 00:00:03.18 <text:s/>Lisibilité 56</text:p>
      <text:p text:style-name="P33">#<text:span text:style-name="T23">Há</text:span> 37 anos <text:span text:style-name="T23">ele monta</text:span></text:p>
      <text:p text:style-name="P33"><text:span text:style-name="T23">um banco de imagens gigantesco</text:span>.#</text:p>
      <text:p text:style-name="P1"/>
      <text:p text:style-name="P1"><text:span text:style-name="T1"><text:s/></text:span>343: 10:36:08.02 10:36:10.01 <text:s/>Durée 00:00:01.24 <text:s/>Lisibilité 29</text:p>
      <text:p text:style-name="P33"><text:span text:style-name="T23">Subir</text:span> à superfície</text:p>
      <text:p text:style-name="P33">p<text:span text:style-name="T23">ara</text:span> respir<text:span text:style-name="T23">a</text:span>r</text:p>
      <text:p text:style-name="P1"/>
      <text:p text:style-name="P1"><text:span text:style-name="T1"><text:s/></text:span>344: 10:36:10.06 10:36:12.12 <text:s/>Durée 00:00:02.06 <text:s/>Lisibilité 34</text:p>
      <text:p text:style-name="P33"><text:span text:style-name="T23">os põe em risco</text:span></text:p>
      <text:p text:style-name="P33"><text:span text:style-name="T23">por causa dos barcos</text:span>.</text:p>
      <text:p text:style-name="P1"/>
      <text:p text:style-name="P1"><text:span text:style-name="T1"><text:s/></text:span>345: 10:36:16.01 10:36:19.01 <text:s/>Durée 00:00:03.00 <text:s/>Lisibilité 45</text:p>
      <text:p text:style-name="P1">#<text:span text:style-name="T23">Comparando suas fotos</text:span></text:p>
      <text:p text:style-name="P1"><text:span text:style-name="T23">de um ano para outro</text:span>,#</text:p>
      <text:p text:style-name="P1"/>
      <text:p text:style-name="P1"><text:span text:style-name="T1"><text:s/></text:span>346: 10:36:19.06 10:36:21.11 <text:s/>Durée 00:00:02.05 <text:s/>Lisibilité 33</text:p>
      <text:p text:style-name="P33">#<text:span text:style-name="T23">sabe quase tudo</text:span></text:p>
      <text:p text:style-name="P33"><text:span text:style-name="T23">sobre os</text:span> lamantins.#</text:p>
      <text:p text:style-name="P1"/>
      <text:p text:style-name="P1"><text:span text:style-name="T1"><text:s/></text:span>347: 10:36:36.23 10:36:39.19 <text:s/>Durée 00:00:02.21 <text:s/>Lisibilité 43</text:p>
      <text:p text:style-name="P34">Na aparência,</text:p>
      <text:p text:style-name="P1"><text:span text:style-name="T23">ess</text:span>es lamantins são<text:span text:style-name="T23"> idênticos,</text:span></text:p>
      <text:p text:style-name="P1"/>
      <text:p text:style-name="P1"><text:span text:style-name="T1"><text:s/></text:span>348: 10:36:39.24 10:36:41.08 <text:s/>Durée 00:00:01.09 <text:s/>Lisibilité 20</text:p>
      <text:p text:style-name="P34">mas na verdade</text:p>
      <text:p text:style-name="P1"/>
      <text:p text:style-name="P1"><text:span text:style-name="T1"><text:s/></text:span>349: 10:36:41.13 10:36:44.23 <text:s/>Durée 00:00:03.10 <text:s/>Lisibilité 51</text:p>
      <text:p text:style-name="P1">c<text:span text:style-name="T23">ada um possui</text:span> cicatri<text:span text:style-name="T23">z</text:span>es <text:span text:style-name="T23">únicas</text:span></text:p>
      <text:p text:style-name="P1"><text:span text:style-name="T23">com suas próprias</text:span> form<text:span text:style-name="T23">a</text:span>s,</text:p>
      <text:p text:style-name="P1"/>
      <text:p text:style-name="P1"><text:span text:style-name="T1"><text:s/></text:span>350: 10:36:45.03 10:36:46.21 <text:s/>Durée 00:00:01.18 <text:s/>Lisibilité 26</text:p>
      <text:p text:style-name="P1">perm<text:span text:style-name="T23">itindo reconhecê-los.</text:span></text:p>
      <text:p text:style-name="P1"/>
      <text:p text:style-name="P1"><text:span text:style-name="T1"><text:s/></text:span>351: 10:36:47.00 10:36:48.15 <text:s/>Durée 00:00:01.15 <text:s/>Lisibilité 24</text:p>
      <text:p text:style-name="P33">N<text:span text:style-name="T23">ós podemos, assim, saber</text:span></text:p>
      <text:p text:style-name="P1"/>
      <text:p text:style-name="P1"><text:span text:style-name="T1"><text:s/></text:span>352: 10:36:48.20 10:36:51.04 <text:s/>Durée 00:00:02.09 <text:s/>Lisibilité 35</text:p>
      <text:p text:style-name="P1"><text:span text:style-name="T23">quem sobreviveu </text:span>e <text:span text:style-name="T23">quem não voltou</text:span>.</text:p>
      <text:p text:style-name="P1"/>
      <text:p text:style-name="P1"><text:span text:style-name="T1"><text:s/></text:span>353: 10:36:55.01 10:36:57.02 <text:s/>Durée 00:00:02.01 <text:s/>Lisibilité 31</text:p>
      <text:p text:style-name="P1">N<text:span text:style-name="T23">ós coletamos sangue e tecidos</text:span>.</text:p>
      <text:p text:style-name="P1"/>
      <text:p text:style-name="P1"><text:span text:style-name="T1"><text:s/></text:span>354: 10:36:57.06 10:36:59.22 <text:s/>Durée 00:00:02.16 <text:s/>Lisibilité 40</text:p>
      <text:p text:style-name="P33"><text:span text:style-name="T23">Fazemos</text:span></text:p>
      <text:p text:style-name="P33"><text:span text:style-name="T23">análises de isótopos estáveis.</text:span></text:p>
      <text:p text:style-name="P1"/>
      <text:p text:style-name="P1"><text:span text:style-name="T1"><text:s/></text:span>355: 10:37:00.02 10:37:04.17 <text:s/>Durée 00:00:04.15 <text:s/>Lisibilité 69</text:p>
      <text:p text:style-name="P33"><text:span text:style-name="T23">Assim podemos saber</text:span></text:p>
      <text:p text:style-name="P33"><text:span text:style-name="T23">o que ele comeu no café da manhã</text:span>.</text:p>
      <text:p text:style-name="P1"/>
      <text:p text:style-name="P1"><text:span text:style-name="T1"><text:s/></text:span>356: 10:37:04.21 10:37:07.00 <text:s/>Durée 00:00:02.04 <text:s/>Lisibilité 32</text:p>
      <text:p text:style-name="P1"><text:span text:style-name="T23">Ess</text:span>es bio<text:span text:style-name="T23">marcadores</text:span></text:p>
      <text:p text:style-name="P34">são interessantes</text:p>
      <text:p text:style-name="P1"/>
      <text:p text:style-name="P1"><text:span text:style-name="T1"><text:s/></text:span>357: 10:37:07.05 10:37:10.20 <text:s/>Durée 00:00:03.15 <text:s/>Lisibilité 54</text:p>
      <text:p text:style-name="P33"><text:span text:style-name="T23">pois nos mostram como o sistema</text:span></text:p>
      <text:p text:style-name="P33"><text:span text:style-name="T23">reage perante as toxinas</text:span>,</text:p>
      <text:p text:style-name="P1"/>
      <text:p text:style-name="P1"><text:soft-page-break/><text:span text:style-name="T1"><text:s/></text:span>358: 10:37:10.24 10:37:12.16 <text:s/>Durée 00:00:01.17 <text:s/>Lisibilité 25</text:p>
      <text:p text:style-name="P1"><text:span text:style-name="T23">como podem</text:span> contamin<text:span text:style-name="T23">á-los</text:span>.</text:p>
      <text:p text:style-name="P1"/>
      <text:p text:style-name="P1"><text:span text:style-name="T1"><text:s/></text:span>359: 10:37:22.03 10:37:25.16 <text:s/>Durée 00:00:03.13 <text:s/>Lisibilité 53</text:p>
      <text:p text:style-name="P33"><text:span text:style-name="T23">O</text:span>s lamantins não<text:span text:style-name="T23"> são só</text:span></text:p>
      <text:p text:style-name="P33"><text:span text:style-name="T23">um orgulho e uma alegria</text:span>,</text:p>
      <text:p text:style-name="P1"/>
      <text:p text:style-name="P1"><text:span text:style-name="T1"><text:s/></text:span>360: 10:37:25.20 10:37:28.17 <text:s/>Durée 00:00:02.22 <text:s/>Lisibilité 43</text:p>
      <text:p text:style-name="P33"><text:span text:style-name="T23">também é uma </text:span>espécie sentinel<text:span text:style-name="T23">a</text:span>.</text:p>
      <text:p text:style-name="P1"/>
      <text:p text:style-name="P1"><text:span text:style-name="T1"><text:s/></text:span>361: 10:37:28.21 10:37:31.16 <text:s/>Durée 00:00:02.20 <text:s/>Lisibilité 42</text:p>
      <text:p text:style-name="P33"><text:span text:style-name="T23">Podemos saber</text:span></text:p>
      <text:p text:style-name="P33"><text:span text:style-name="T23">todos os seus hábitos</text:span> alimentares</text:p>
      <text:p text:style-name="P1"/>
      <text:p text:style-name="P1"><text:span text:style-name="T1"><text:s/></text:span>362: 10:37:31.20 10:37:33.03 <text:s/>Durée 00:00:01.08 <text:s/>Lisibilité 20</text:p>
      <text:p text:style-name="P1">e <text:span text:style-name="T23">sua evolução</text:span>.</text:p>
      <text:p text:style-name="P1"/>
      <text:p text:style-name="P1"><text:span text:style-name="T1"><text:s/></text:span>363: 10:37:33.07 10:37:36.19 <text:s/>Durée 00:00:03.12 <text:s/>Lisibilité 52</text:p>
      <text:p text:style-name="P1">N<text:span text:style-name="T23">ós sabemos que sua alimentação</text:span></text:p>
      <text:p text:style-name="P1">e <text:span text:style-name="T23">seu meio mudaram,</text:span></text:p>
      <text:p text:style-name="P1"/>
      <text:p text:style-name="P1"><text:span text:style-name="T1"><text:s/></text:span>364: 10:37:36.23 10:37:39.22 <text:s/>Durée 00:00:02.24 <text:s/>Lisibilité 44</text:p>
      <text:p text:style-name="P34">assim como a vegetação</text:p>
      <text:p text:style-name="P1"><text:span text:style-name="T23">em</text:span> Kings Bay e Cr<text:span text:style-name="T23">y</text:span>stal River</text:p>
      <text:p text:style-name="P1"/>
      <text:p text:style-name="P1"><text:span text:style-name="T1"><text:s/></text:span>365: 10:37:40.01 10:37:41.24 <text:s/>Durée 00:00:01.23 <text:s/>Lisibilité 29</text:p>
      <text:p text:style-name="P1"><text:span text:style-name="T23">ness</text:span>es 10 <text:span text:style-name="T23">a</text:span> 20 <text:span text:style-name="T23">últimos</text:span> anos.</text:p>
      <text:p text:style-name="P1"/>
      <text:p text:style-name="P1"><text:span text:style-name="T1"><text:s/></text:span>366: 10:37:42.03 10:37:45.24 <text:s/>Durée 00:00:03.21 <text:s/>Lisibilité 58</text:p>
      <text:p text:style-name="P1"><text:span text:style-name="T23">É preciso enfrentar a </text:span>introdu<text:span text:style-name="T23">ção</text:span></text:p>
      <text:p text:style-name="P1">de no<text:span text:style-name="T23">va</text:span>s espécies d<text:span text:style-name="T23">e </text:span>alg<text:span text:style-name="T23">a</text:span>s,</text:p>
      <text:p text:style-name="P1"/>
      <text:p text:style-name="P1"><text:span text:style-name="T1"><text:s/></text:span>367: 10:37:46.03 10:37:49.18 <text:s/>Durée 00:00:03.15 <text:s/>Lisibilité 54</text:p>
      <text:p text:style-name="P1">com<text:span text:style-name="T23">o </text:span>a<text:span text:style-name="T24">#</text:span> Lyngbya<text:span text:style-name="T24">#</text:span> que <text:span text:style-name="T24">os</text:span> lamantins</text:p>
      <text:p text:style-name="P35">podem ingerir por acidente,</text:p>
      <text:p text:style-name="P1"/>
      <text:p text:style-name="P1"><text:span text:style-name="T1"><text:s/></text:span>368: 10:37:49.22 10:37:53.03 <text:s/>Durée 00:00:03.06 <text:s/>Lisibilité 49</text:p>
      <text:p text:style-name="P36">e estim<text:span text:style-name="T24">a</text:span>r qu<text:span text:style-name="T24">ais serão</text:span></text:p>
      <text:p text:style-name="P36"><text:span text:style-name="T24">as repercussões</text:span>.</text:p>
      <text:p text:style-name="P1"/>
      <text:p text:style-name="P1"><text:span text:style-name="T1"><text:s/></text:span>369: 10:37:55.05 10:37:58.19 <text:s/>Durée 00:00:03.14 <text:s/>Lisibilité 53</text:p>
      <text:p text:style-name="P1">#<text:span text:style-name="T24">A#</text:span> Lyngbya<text:span text:style-name="T24">#</text:span></text:p>
      <text:p text:style-name="P1"><text:span text:style-name="T24">é uma</text:span> alg<text:span text:style-name="T24">a</text:span> invasiv<text:span text:style-name="T24">a e</text:span> nociv<text:span text:style-name="T24">a</text:span>#</text:p>
      <text:p text:style-name="P1"/>
      <text:p text:style-name="P1"><text:span text:style-name="T1"><text:s/></text:span>370: 10:37:58.23 10:38:00.20 <text:s/>Durée 00:00:01.22 <text:s/>Lisibilité 28</text:p>
      <text:p text:style-name="P1">#qu<text:span text:style-name="T24">e</text:span>, <text:span text:style-name="T24">há alguns</text:span> anos,#</text:p>
      <text:p text:style-name="P1"/>
      <text:p text:style-name="P1"><text:span text:style-name="T1"><text:s/></text:span>371: 10:38:01.00 10:38:03.11 <text:s/>Durée 00:00:02.11 <text:s/>Lisibilité 37</text:p>
      <text:p text:style-name="P36">#coloni<text:span text:style-name="T24">za a</text:span>s águas l<text:span text:style-name="T24">ímpidas</text:span></text:p>
      <text:p text:style-name="P36"><text:span text:style-name="T24">dos rios</text:span>.#</text:p>
      <text:p text:style-name="P1"/>
      <text:p text:style-name="P1"><text:span text:style-name="T1"><text:s/></text:span>372: 10:38:09.03 10:38:11.07 <text:s/>Durée 00:00:02.04 <text:s/>Lisibilité 32</text:p>
      <text:p text:style-name="P1">#El<text:span text:style-name="T24">a aproveita a poluição</text:span></text:p>
      <text:p text:style-name="P1"><text:span text:style-name="T24">do</text:span>s nitrat<text:span text:style-name="T24">o</text:span>s#</text:p>
      <text:p text:style-name="P1"/>
      <text:p text:style-name="P1"><text:span text:style-name="T1"><text:s/></text:span>373: 10:38:11.11 10:38:14.03 <text:s/>Durée 00:00:02.17 <text:s/>Lisibilité 40</text:p>
      <text:p text:style-name="P1">#qu<text:span text:style-name="T24">e</text:span> se propag<text:span text:style-name="T24">am</text:span></text:p>
      <text:p text:style-name="P1"><text:span text:style-name="T24">na região</text:span> das nascentes.#</text:p>
      <text:p text:style-name="P1"/>
      <text:p text:style-name="P1"><text:span text:style-name="T1"><text:s/></text:span>374: 10:38:18.04 10:38:21.06 <text:s/>Durée 00:00:03.02 <text:s/>Lisibilité 46</text:p>
      <text:p text:style-name="P36"><text:soft-page-break/>#El<text:span text:style-name="T24">a prolifera</text:span></text:p>
      <text:p text:style-name="P36">quand<text:span text:style-name="T24">o a vazão</text:span> das nascentes <text:span text:style-name="T24">diminui</text:span>,#</text:p>
      <text:p text:style-name="P1"/>
      <text:p text:style-name="P1"><text:span text:style-name="T1"><text:s/></text:span>375: 10:38:21.20 10:38:24.16 <text:s/>Durée 00:00:02.21 <text:s/>Lisibilité 43</text:p>
      <text:p text:style-name="P36">#af<text:span text:style-name="T24">etando a força das correntes</text:span></text:p>
      <text:p text:style-name="P36"><text:span text:style-name="T24">nos</text:span> rios.#</text:p>
      <text:p text:style-name="P1"/>
      <text:p text:style-name="P1"><text:span text:style-name="T1"><text:s/></text:span>376: 10:38:27.03 10:38:31.13 <text:s/>Durée 00:00:04.10 <text:s/>Lisibilité 66</text:p>
      <text:p text:style-name="P1">#<text:span text:style-name="T24">A#</text:span> Lyngbya<text:span text:style-name="T24">#</text:span> <text:span text:style-name="T24">cobre então o</text:span> sol<text:span text:style-name="T24">o</text:span>,</text:p>
      <text:p text:style-name="P1"><text:span text:style-name="T24">sobe aos poucos à</text:span> superfície,#</text:p>
      <text:p text:style-name="P1"/>
      <text:p text:style-name="P1"><text:span text:style-name="T1"><text:s/></text:span>377: 10:38:32.00 10:38:33.21 <text:s/>Durée 00:00:01.21 <text:s/>Lisibilité 28</text:p>
      <text:p text:style-name="P1">#<text:span text:style-name="T24">contém as lentilhas</text:span> d'água.#</text:p>
      <text:p text:style-name="P1"/>
      <text:p text:style-name="P1"><text:span text:style-name="T1"><text:s/></text:span>378: 10:38:35.22 10:38:40.04 <text:s/>Durée 00:00:04.07 <text:s/>Lisibilité 64</text:p>
      <text:p text:style-name="P1">#El<text:span text:style-name="T24">a</text:span> priv<text:span text:style-name="T24">a</text:span> de lu<text:span text:style-name="T24">z os ecossistemas</text:span></text:p>
      <text:p text:style-name="P1">subaqu<text:span text:style-name="T24">áticos e os sufoca</text:span>.#</text:p>
      <text:p text:style-name="P1"/>
      <text:p text:style-name="P1"><text:span text:style-name="T1"><text:s/></text:span>379: 10:38:43.19 10:38:47.13 <text:s/>Durée 00:00:03.19 <text:s/>Lisibilité 56</text:p>
      <text:p text:style-name="P36">#S<text:span text:style-name="T24">em</text:span> <text:span text:style-name="T24">fotossíntese, a matéria orgânica</text:span></text:p>
      <text:p text:style-name="P36"><text:span text:style-name="T24">não pode se regenerar</text:span>.#</text:p>
      <text:p text:style-name="P1"/>
      <text:p text:style-name="P1"><text:span text:style-name="T1"><text:s/></text:span>380: 10:38:48.16 10:38:50.07 <text:s/>Durée 00:00:01.16 <text:s/>Lisibilité 25</text:p>
      <text:p text:style-name="P1">#<text:span text:style-name="T24">A vida se extingue</text:span>.#</text:p>
      <text:p text:style-name="P1"/>
      <text:p text:style-name="P1"><text:span text:style-name="T1"><text:s/></text:span>381: 10:38:57.23 10:39:01.20 <text:s/>Durée 00:00:03.22 <text:s/>Lisibilité 58</text:p>
      <text:p text:style-name="P36">#<text:span text:style-name="T24">Esse caos não parece afetar</text:span></text:p>
      <text:p text:style-name="P36"><text:span text:style-name="T24">um peixe </text:span>primiti<text:span text:style-name="T24">vo</text:span>,#</text:p>
      <text:p text:style-name="P1"/>
      <text:p text:style-name="P1"><text:span text:style-name="T1"><text:s/></text:span>382: 10:39:02.00 10:39:04.00 <text:s/>Durée 00:00:02.00 <text:s/>Lisibilité 30</text:p>
      <text:p text:style-name="P1">#<text:span text:style-name="T24">o peixe-jacaré</text:span>.#</text:p>
      <text:p text:style-name="P1"/>
      <text:p text:style-name="P1"><text:span text:style-name="T1"><text:s/></text:span>383: 10:39:06.19 10:39:09.12 <text:s/>Durée 00:00:02.18 <text:s/>Lisibilité 41</text:p>
      <text:p text:style-name="P1">#<text:span text:style-name="T24">O longo peixe ossoso</text:span></text:p>
      <text:p text:style-name="P1"><text:span text:style-name="T24">é bizarramente</text:span> adapt<text:span text:style-name="T24">ado</text:span>#</text:p>
      <text:p text:style-name="P1"/>
      <text:p text:style-name="P1"><text:span text:style-name="T1"><text:s/></text:span>384: 10:39:09.17 10:39:13.01 <text:s/>Durée 00:00:03.09 <text:s/>Lisibilité 50</text:p>
      <text:p text:style-name="P1">#<text:span text:style-name="T24">às fortes variações</text:span></text:p>
      <text:p text:style-name="P1"><text:span text:style-name="T24">do índice de oxigênio n</text:span>a água.#</text:p>
      <text:p text:style-name="P1"/>
      <text:p text:style-name="P1"><text:span text:style-name="T1"><text:s/></text:span>385: 10:39:13.05 10:39:14.21 <text:s/>Durée 00:00:01.16 <text:s/>Lisibilité 25</text:p>
      <text:p text:style-name="P1">#<text:span text:style-name="T24">Pois em caso de penúria</text:span>,#</text:p>
      <text:p text:style-name="P1"/>
      <text:p text:style-name="P1"><text:span text:style-name="T1"><text:s/></text:span>386: 10:39:15.01 10:39:17.20 <text:s/>Durée 00:00:02.19 <text:s/>Lisibilité 41</text:p>
      <text:p text:style-name="P36">#<text:span text:style-name="T24">ele é</text:span> capa<text:span text:style-name="T24">z de ir buscá-lo</text:span></text:p>
      <text:p text:style-name="P36"><text:span text:style-name="T24">na</text:span> superfície.#</text:p>
      <text:p text:style-name="P1"/>
      <text:p text:style-name="P1"><text:span text:style-name="T1"><text:s/></text:span>387: 10:39:22.14 10:39:26.15 <text:s/>Durée 00:00:04.01 <text:s/>Lisibilité 61</text:p>
      <text:p text:style-name="P1">#<text:span text:style-name="T24">Os peixes-jacaré também são feitos</text:span></text:p>
      <text:p text:style-name="P1"><text:span text:style-name="T24">para a vida sem gravidade</text:span>.#</text:p>
      <text:p text:style-name="P1"/>
      <text:p text:style-name="P1"><text:span text:style-name="T1"><text:s/></text:span>388: 10:39:28.17 10:39:32.06 <text:s/>Durée 00:00:03.14 <text:s/>Lisibilité 53</text:p>
      <text:p text:style-name="P1">#<text:span text:style-name="T24">Sua bexiga natatória,</text:span></text:p>
      <text:p text:style-name="P1"><text:span text:style-name="T24">ultra</text:span>vasculari<text:span text:style-name="T24">zada</text:span> e <text:span text:style-name="T24">gasosa</text:span>,#</text:p>
      <text:p text:style-name="P1"/>
      <text:p text:style-name="P1"><text:span text:style-name="T1"><text:s/></text:span>389: 10:39:32.11 10:39:34.13 <text:s/>Durée 00:00:02.02 <text:s/>Lisibilité 31</text:p>
      <text:p text:style-name="P1">#f<text:span text:style-name="T24">unciona como um pulmão</text:span>.#</text:p>
      <text:p text:style-name="P1"/>
      <text:p text:style-name="P1"><text:span text:style-name="T1"><text:s/></text:span>390: 10:39:38.07 10:39:41.05 <text:s/>Durée 00:00:02.23 <text:s/>Lisibilité 44</text:p>
      <text:p text:style-name="P1">#Quand<text:span text:style-name="T24">o eles decidem </text:span>aventur<text:span text:style-name="T24">a</text:span>r-<text:span text:style-name="T24">se</text:span></text:p>
      <text:p text:style-name="P1"><text:soft-page-break/><text:span text:style-name="T24">nas</text:span> profund<text:span text:style-name="T24">eza</text:span>s,#</text:p>
      <text:p text:style-name="P1"/>
      <text:p text:style-name="P1"><text:span text:style-name="T1"><text:s/></text:span>391: 10:39:41.09 10:39:43.10 <text:s/>Durée 00:00:02.01 <text:s/>Lisibilité 31</text:p>
      <text:p text:style-name="P1">#<text:span text:style-name="T24">basta esvaziar sua bexiga</text:span>#</text:p>
      <text:p text:style-name="P1"/>
      <text:p text:style-name="P1"><text:span text:style-name="T1"><text:s/></text:span>392: 10:39:43.14 10:39:45.14 <text:s/>Durée 00:00:02.00 <text:s/>Lisibilité 30</text:p>
      <text:p text:style-name="P1">#p<text:span text:style-name="T24">ara sua flutuabilidade variar</text:span>,#</text:p>
      <text:p text:style-name="P1"/>
      <text:p text:style-name="P1"><text:span text:style-name="T1"><text:s/></text:span>393: 10:39:45.18 10:39:48.16 <text:s/>Durée 00:00:02.23 <text:s/>Lisibilité 44</text:p>
      <text:p text:style-name="P36">#com<text:span text:style-name="T24">o o colete estabilizador</text:span></text:p>
      <text:p text:style-name="P36"><text:span text:style-name="T24">dos </text:span>mergulhadores.#</text:p>
      <text:p text:style-name="P1"/>
      <text:p text:style-name="P1"><text:span text:style-name="T1"><text:s/></text:span>394: 10:39:54.21 10:39:58.21 <text:s/>Durée 00:00:04.00 <text:s/>Lisibilité 60</text:p>
      <text:p text:style-name="P1">#<text:span text:style-name="T24">Essa adaptação peculiar possibilita</text:span></text:p>
      <text:p text:style-name="P1"><text:span text:style-name="T24">a eles, nos meses de inverno</text:span>,#</text:p>
      <text:p text:style-name="P1"/>
      <text:p text:style-name="P1"><text:span text:style-name="T1"><text:s/></text:span>395: 10:39:59.00 10:40:02.03 <text:s/>Durée 00:00:03.03 <text:s/>Lisibilité 47</text:p>
      <text:p text:style-name="P36">#<text:span text:style-name="T24">ficar totalmente imóveis</text:span></text:p>
      <text:p text:style-name="P36"><text:span text:style-name="T24">no fundo </text:span>da água,#</text:p>
      <text:p text:style-name="P1"/>
      <text:p text:style-name="P1"><text:span text:style-name="T1"><text:s/></text:span>396: 10:40:02.07 10:40:06.09 <text:s/>Durée 00:00:04.02 <text:s/>Lisibilité 61</text:p>
      <text:p text:style-name="P1">#n<text:span text:style-name="T24">ão subindo nem para</text:span> respir<text:span text:style-name="T24">a</text:span>r</text:p>
      <text:p text:style-name="P1"><text:span text:style-name="T24">nem para se alimenta</text:span>r.#</text:p>
      <text:p text:style-name="P1"/>
      <text:p text:style-name="P1"><text:span text:style-name="T1"><text:s/></text:span>397: 10:40:24.09 10:40:26.07 <text:s/>Durée 00:00:01.23 <text:s/>Lisibilité 29</text:p>
      <text:p text:style-name="P1">#Peu d'espécies sont capables de vivre#</text:p>
      <text:p text:style-name="P1"/>
      <text:p text:style-name="P1"><text:span text:style-name="T1"><text:s/></text:span>398: 10:40:26.11 10:40:29.01 <text:s/>Durée 00:00:02.15 <text:s/>Lisibilité 39</text:p>
      <text:p text:style-name="P1">#dans les profundidades #</text:p>
      <text:p text:style-name="P1">#obscures de l'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</text:p>
      <text:p text:style-name="P1">et son coéquipier Marc Long#</text:p>
      <text:p text:style-name="P1"/>
      <text:p text:style-name="P1"><text:span text:style-name="T1"><text:s/></text:span>400: 10:40:47.13 10:40:50.05 <text:s/>Durée 00:00:02.17 <text:s/>Lisibilité 40</text:p>
      <text:p text:style-name="P1">#s'intéressent à cette fascinante#</text:p>
      <text:p text:style-name="P1">#faune aquatique.#</text:p>
      <text:p text:style-name="P1"/>
      <text:p text:style-name="P1"><text:span text:style-name="T1"><text:s/></text:span>401: 10:41:00.16 10:41:02.14 <text:s/>Durée 00:00:01.23 <text:s/>Lisibilité 29</text:p>
      <text:p text:style-name="P1">#En dresser l'inventaire,#</text:p>
      <text:p text:style-name="P1"/>
      <text:p text:style-name="P1"><text:span text:style-name="T1"><text:s/></text:span>402: 10:41:02.18 10:41:04.19 <text:s/>Durée 00:00:02.01 <text:s/>Lisibilité 31</text:p>
      <text:p text:style-name="P1">#identifier des nouvelles espécies#</text:p>
      <text:p text:style-name="P1"/>
      <text:p text:style-name="P1"><text:span text:style-name="T1"><text:s/></text:span>403: 10:41:04.23 10:41:08.21 <text:s/>Durée 00:00:03.23 <text:s/>Lisibilité 59</text:p>
      <text:p text:style-name="P1">#permettent à ces experts d'évaluer#</text:p>
      <text:p text:style-name="P1">#l'état de santé de ces nascentes.#</text:p>
      <text:p text:style-name="P1"/>
      <text:p text:style-name="P1"><text:span text:style-name="T1"><text:s/></text:span>404: 10:41:15.04 10:41:18.24 <text:s/>Durée 00:00:03.20 <text:s/>Lisibilité 57</text:p>
      <text:p text:style-name="P1">#La gruta du Diable à Ginnie Springs,</text:p>
      <text:p text:style-name="P1">au nord da península,#</text:p>
      <text:p text:style-name="P1"/>
      <text:p text:style-name="P1"><text:span text:style-name="T1"><text:s/></text:span>405: 10:41:19.03 10:41:21.20 <text:s/>Durée 00:00:02.17 <text:s/>Lisibilité 40</text:p>
      <text:p text:style-name="P1">#est un site d'exploration unique.#</text:p>
      <text:p text:style-name="P1"/>
      <text:p text:style-name="P1"><text:span text:style-name="T1"><text:s/></text:span>406: 10:41:23.13 10:41:27.03 <text:s/>Durée 00:00:03.15 <text:s/>Lisibilité 54</text:p>
      <text:p text:style-name="P1">#La vie s'y est frayée un chemin#</text:p>
      <text:p text:style-name="P1">#jusque dans les abysses.#</text:p>
      <text:p text:style-name="P1"/>
      <text:p text:style-name="P1"><text:soft-page-break/><text:span text:style-name="T1"><text:s/></text:span>407: 10:41:32.11 10:41:35.23 <text:s/>Durée 00:00:03.12 <text:s/>Lisibilité 52</text:p>
      <text:p text:style-name="P1">#Des poissons, #</text:p>
      <text:p text:style-name="P1">#quelques tartarugas et crustacées#</text:p>
      <text:p text:style-name="P1"/>
      <text:p text:style-name="P1"><text:span text:style-name="T1"><text:s/></text:span>408: 10:41:36.03 10:41:38.06 <text:s/>Durée 00:00:02.03 <text:s/>Lisibilité 32</text:p>
      <text:p text:style-name="P1">#s'aventurent parfois dans ces boyaux.#</text:p>
      <text:p text:style-name="P1"/>
      <text:p text:style-name="P1"><text:span text:style-name="T1"><text:s/></text:span>409: 10:41:40.01 10:41:42.01 <text:s/>Durée 00:00:02.00 <text:s/>Lisibilité 30</text:p>
      <text:p text:style-name="P1">#Mais ils ne s'y attardent pas.#</text:p>
      <text:p text:style-name="P1"/>
      <text:p text:style-name="P1"><text:span text:style-name="T1"><text:s/></text:span>410: 10:41:42.05 10:41:45.06 <text:s/>Durée 00:00:03.01 <text:s/>Lisibilité 46</text:p>
      <text:p text:style-name="P1">#Contrairement au poisson chat</text:p>
      <text:p text:style-name="P1">ou à l'écrevisse albinos#</text:p>
      <text:p text:style-name="P1"/>
      <text:p text:style-name="P1"><text:span text:style-name="T1"><text:s/></text:span>411: 10:41:45.10 10:41:47.14 <text:s/>Durée 00:00:02.04 <text:s/>Lisibilité 32</text:p>
      <text:p text:style-name="P1">#mieux adaptés aux ténèbres.#</text:p>
      <text:p text:style-name="P1"/>
      <text:p text:style-name="P1"><text:span text:style-name="T1"><text:s/></text:span>412: 10:41:57.24 10:42:00.15 <text:s/>Durée 00:00:02.16 <text:s/>Lisibilité 40</text:p>
      <text:p text:style-name="P1">#Cette écrevisse,#</text:p>
      <text:p text:style-name="P1">#domiciliée dans une gruta oubliée,#</text:p>
      <text:p text:style-name="P1"/>
      <text:p text:style-name="P1"><text:span text:style-name="T1"><text:s/></text:span>413: 10:42:00.20 10:42:04.04 <text:s/>Durée 00:00:03.09 <text:s/>Lisibilité 50</text:p>
      <text:p text:style-name="P1">#semble, particulièrement,#</text:p>
      <text:p text:style-name="P1">#attirer l'attention des chercheurs.#</text:p>
      <text:p text:style-name="P1"/>
      <text:p text:style-name="P1"><text:span text:style-name="T1"><text:s/></text:span>414: 10:42:13.12 10:42:14.24 <text:s/>Durée 00:00:01.12 <text:s/>Lisibilité 22</text:p>
      <text:p text:style-name="P1">#Dans ce milieu complexe,#</text:p>
      <text:p text:style-name="P1"/>
      <text:p text:style-name="P1"><text:span text:style-name="T1"><text:s/></text:span>415: 10:42:15.03 10:42:18.04 <text:s/>Durée 00:00:03.01 <text:s/>Lisibilité 46</text:p>
      <text:p text:style-name="P1">#loin de toute forme#</text:p>
      <text:p text:style-name="P1">#de lumière ou de végétation,#</text:p>
      <text:p text:style-name="P1"/>
      <text:p text:style-name="P1"><text:span text:style-name="T1"><text:s/></text:span>416: 10:42:18.08 10:42:21.03 <text:s/>Durée 00:00:02.20 <text:s/>Lisibilité 42</text:p>
      <text:p text:style-name="P1">#rien n'arrête la force du vivant.#</text:p>
      <text:p text:style-name="P1"/>
      <text:p text:style-name="P1"><text:span text:style-name="T1"><text:s/></text:span>417: 10:42:34.10 10:42:37.01 <text:s/>Durée 00:00:02.16 <text:s/>Lisibilité 40</text:p>
      <text:p text:style-name="P1">#Les écrevisses se régénèrent #</text:p>
      <text:p text:style-name="P1">#au niveau des membres#</text:p>
      <text:p text:style-name="P1"/>
      <text:p text:style-name="P1"><text:span text:style-name="T1"><text:s/></text:span>418: 10:42:37.06 10:42:38.18 <text:s/>Durée 00:00:01.12 <text:s/>Lisibilité 22</text:p>
      <text:p text:style-name="P1">#lors des mues.#</text:p>
      <text:p text:style-name="P1"/>
      <text:p text:style-name="P1"><text:span text:style-name="T1"><text:s/></text:span>419: 10:42:38.22 10:42:43.05 <text:s/>Durée 00:00:04.08 <text:s/>Lisibilité 65</text:p>
      <text:p text:style-name="P1">#Cette aptitude permet aux biólogos#</text:p>
      <text:p text:style-name="P1">#de se contenter de prélever une patte#</text:p>
      <text:p text:style-name="P1"/>
      <text:p text:style-name="P1"><text:span text:style-name="T1"><text:s/></text:span>420: 10:42:43.09 10:42:45.12 <text:s/>Durée 00:00:02.03 <text:s/>Lisibilité 32</text:p>
      <text:p text:style-name="P1">#car ils comptent#</text:p>
      <text:p text:style-name="P1">#lui rendre sa liberté#</text:p>
      <text:p text:style-name="P1"/>
      <text:p text:style-name="P1"><text:span text:style-name="T1"><text:s/></text:span>421: 10:42:45.16 10:42:48.11 <text:s/>Durée 00:00:02.20 <text:s/>Lisibilité 42</text:p>
      <text:p text:style-name="P1">#après l'avoir observée</text:p>
      <text:p text:style-name="P1">à la lumière du jour.#</text:p>
      <text:p text:style-name="P1"/>
      <text:p text:style-name="P1"><text:span text:style-name="T1"><text:s/></text:span>422: 10:42:52.24 10:42:54.23 <text:s/>Durée 00:00:01.24 <text:s/>Lisibilité 29</text:p>
      <text:p text:style-name="P1">#L'étude de son ADN#</text:p>
      <text:p text:style-name="P1"/>
      <text:p text:style-name="P1"><text:span text:style-name="T1"><text:s/></text:span>423: 10:42:55.03 10:42:59.07 <text:s/>Durée 00:00:04.04 <text:s/>Lisibilité 62</text:p>
      <text:p text:style-name="P1">#aidera à la connaissance </text:p>
      <text:p text:style-name="P1">de ces espécies souvent inconnues.#</text:p>
      <text:p text:style-name="P1"><text:soft-page-break/></text:p>
      <text:p text:style-name="P1"><text:span text:style-name="T1"><text:s/></text:span>424: 10:43:13.21 10:43:15.20 <text:s/>Durée 00:00:01.24 <text:s/>Lisibilité 29</text:p>
      <text:p text:style-name="P1">- On en a une.</text:p>
      <text:p text:style-name="P1">- Super!</text:p>
      <text:p text:style-name="P1"/>
      <text:p text:style-name="P1"><text:span text:style-name="T1"><text:s/></text:span>425: 10:43:15.24 10:43:17.03 <text:s/>Durée 00:00:01.04 <text:s/>Lisibilité 17</text:p>
      <text:p text:style-name="P1">Après toutes ces anos,</text:p>
      <text:p text:style-name="P1"/>
      <text:p text:style-name="P1"><text:span text:style-name="T1"><text:s/></text:span>426: 10:43:17.07 10:43:20.00 <text:s/>Durée 00:00:02.18 <text:s/>Lisibilité 41</text:p>
      <text:p text:style-name="P1">on a fini par trouver </text:p>
      <text:p text:style-name="P1">des écrevisses dans le coin.</text:p>
      <text:p text:style-name="P1"/>
      <text:p text:style-name="P1"><text:span text:style-name="T1"><text:s/></text:span>427: 10:43:21.04 10:43:24.08 <text:s/>Durée 00:00:03.04 <text:s/>Lisibilité 47</text:p>
      <text:p text:style-name="P1">Les informations que nous collectons</text:p>
      <text:p text:style-name="P1">sur eux sont essentielles</text:p>
      <text:p text:style-name="P1"/>
      <text:p text:style-name="P1"><text:span text:style-name="T1"><text:s/></text:span>428: 10:43:24.12 10:43:27.07 <text:s/>Durée 00:00:02.20 <text:s/>Lisibilité 42</text:p>
      <text:p text:style-name="P1">et nous permettent</text:p>
      <text:p text:style-name="P1">de reconstituer leur histoire.</text:p>
      <text:p text:style-name="P1"/>
      <text:p text:style-name="P1"><text:span text:style-name="T1"><text:s/></text:span>429: 10:43:28.07 10:43:32.04 <text:s/>Durée 00:00:03.22 <text:s/>Lisibilité 58</text:p>
      <text:p text:style-name="P1">L'endroit où ils vivent, leur nombre</text:p>
      <text:p text:style-name="P1">et la spécificité de leur habitat,</text:p>
      <text:p text:style-name="P1"/>
      <text:p text:style-name="P1"><text:span text:style-name="T1"><text:s/></text:span>430: 10:43:32.08 10:43:35.03 <text:s/>Durée 00:00:02.20 <text:s/>Lisibilité 42</text:p>
      <text:p text:style-name="P1">ces détails, nous en avons besoin</text:p>
      <text:p text:style-name="P1">pour les protéger</text:p>
      <text:p text:style-name="P1"/>
      <text:p text:style-name="P1"><text:span text:style-name="T1"><text:s/></text:span>431: 10:43:35.07 10:43:36.22 <text:s/>Durée 00:00:01.15 <text:s/>Lisibilité 24</text:p>
      <text:p text:style-name="P1">et assurer leur avenir.</text:p>
      <text:p text:style-name="P1"/>
      <text:p text:style-name="P1"><text:span text:style-name="T1"><text:s/></text:span>432: 10:43:37.01 10:43:39.12 <text:s/>Durée 00:00:02.11 <text:s/>Lisibilité 37</text:p>
      <text:p text:style-name="P1">Si é une nouvelle espécie</text:p>
      <text:p text:style-name="P1">d'écrevisse,</text:p>
      <text:p text:style-name="P1"/>
      <text:p text:style-name="P1"><text:span text:style-name="T1"><text:s/></text:span>433: 10:43:39.16 10:43:43.16 <text:s/>Durée 00:00:04.00 <text:s/>Lisibilité 60</text:p>
      <text:p text:style-name="P1">nous allons écrire un nouveau</text:p>
      <text:p text:style-name="P1">chapitre grâce à cette découverte.</text:p>
      <text:p text:style-name="P1"/>
      <text:p text:style-name="P1"><text:span text:style-name="T1"><text:s/></text:span>434: 10:43:43.20 10:43:46.00 <text:s/>Durée 00:00:02.05 <text:s/>Lisibilité 33</text:p>
      <text:p text:style-name="P1">Et là, é juste la première étape.</text:p>
      <text:p text:style-name="P1"/>
      <text:p text:style-name="P1"><text:span text:style-name="T1"><text:s/></text:span>435: 10:43:48.02 10:43:51.18 <text:s/>Durée 00:00:03.16 <text:s/>Lisibilité 55</text:p>
      <text:p text:style-name="P1">Toutes ces merveilleuses créatures</text:p>
      <text:p text:style-name="P1">sont nombreuses na Flórida.</text:p>
      <text:p text:style-name="P1"/>
      <text:p text:style-name="P1"><text:span text:style-name="T1"><text:s/></text:span>436: 10:43:51.22 10:43:56.02 <text:s/>Durée 00:00:04.05 <text:s/>Lisibilité 63</text:p>
      <text:p text:style-name="P1">Et nous soupçonnons</text:p>
      <text:p text:style-name="P1">qu'il en reste beaucoup à découvrir.</text:p>
      <text:p text:style-name="P1"/>
      <text:p text:style-name="P1"><text:span text:style-name="T1"><text:s/></text:span>437: 10:43:56.06 10:43:58.16 <text:s/>Durée 00:00:02.10 <text:s/>Lisibilité 36</text:p>
      <text:p text:style-name="P1">Il s'agit, peut-être,</text:p>
      <text:p text:style-name="P1">de l'une d'entre elles.</text:p>
      <text:p text:style-name="P1"/>
      <text:p text:style-name="P1"><text:span text:style-name="T1"><text:s/></text:span>438: 10:44:01.14 10:44:03.21 <text:s/>Durée 00:00:02.07 <text:s/>Lisibilité 34</text:p>
      <text:p text:style-name="P1">#La circulation #</text:p>
      <text:p text:style-name="P1">#de a água dans l'aquífero#</text:p>
      <text:p text:style-name="P1"/>
      <text:p text:style-name="P1"><text:span text:style-name="T1"><text:s/></text:span>439: 10:44:04.01 10:44:07.03 <text:s/>Durée 00:00:03.02 <text:s/>Lisibilité 46</text:p>
      <text:p text:style-name="P1">#est essentielle à la survie #</text:p>
      <text:p text:style-name="P1"><text:soft-page-break/>#des écosystèmes subterrâneas.#</text:p>
      <text:p text:style-name="P1"/>
      <text:p text:style-name="P1"><text:span text:style-name="T1"><text:s/></text:span>440: 10:44:09.09 10:44:13.08 <text:s/>Durée 00:00:03.24 <text:s/>Lisibilité 59</text:p>
      <text:p text:style-name="P1">#Les courants assurent le transport#</text:p>
      <text:p text:style-name="P1">#de micro organismes, de bactéries,#</text:p>
      <text:p text:style-name="P1"/>
      <text:p text:style-name="P1"><text:span text:style-name="T1"><text:s/></text:span>441: 10:44:13.13 10:44:17.05 <text:s/>Durée 00:00:03.17 <text:s/>Lisibilité 55</text:p>
      <text:p text:style-name="P1">#et permettent aux crustacées#</text:p>
      <text:p text:style-name="P1">#et à certains poissons de se nourrir.#</text:p>
      <text:p text:style-name="P1"/>
      <text:p text:style-name="P1"><text:span text:style-name="T1"><text:s/></text:span>442: 10:44:21.22 10:44:23.15 <text:s/>Durée 00:00:01.18 <text:s/>Lisibilité 26</text:p>
      <text:p text:style-name="P1">#Mais depuis quelques anos,#</text:p>
      <text:p text:style-name="P1"/>
      <text:p text:style-name="P1"><text:span text:style-name="T1"><text:s/></text:span>443: 10:44:23.19 10:44:25.20 <text:s/>Durée 00:00:02.01 <text:s/>Lisibilité 31</text:p>
      <text:p text:style-name="P1">#l'affaiblissement#</text:p>
      <text:p text:style-name="P1">#de l'activité hydrique#</text:p>
      <text:p text:style-name="P1"/>
      <text:p text:style-name="P1"><text:span text:style-name="T1"><text:s/></text:span>444: 10:44:25.24 10:44:28.09 <text:s/>Durée 00:00:02.10 <text:s/>Lisibilité 36</text:p>
      <text:p text:style-name="P1">#compromet ce fragile équilibre.#</text:p>
      <text:p text:style-name="P1"/>
      <text:p text:style-name="P1"><text:span text:style-name="T1"><text:s/></text:span>445: 10:44:41.09 10:44:44.04 <text:s/>Durée 00:00:02.20 <text:s/>Lisibilité 42</text:p>
      <text:p text:style-name="P1">#Obtenir une meilleure qualité#</text:p>
      <text:p text:style-name="P1">#des águas subterrâneaes#</text:p>
      <text:p text:style-name="P1"/>
      <text:p text:style-name="P1"><text:span text:style-name="T1"><text:s/></text:span>446: 10:44:44.08 10:44:48.07 <text:s/>Durée 00:00:03.24 <text:s/>Lisibilité 59</text:p>
      <text:p text:style-name="P1">#impose une surveillance permanente#</text:p>
      <text:p text:style-name="P1">#de l'activité das nascentes.#</text:p>
      <text:p text:style-name="P1"/>
      <text:p text:style-name="P1"><text:span text:style-name="T1"><text:s/></text:span>447: 10:44:54.06 10:44:56.03 <text:s/>Durée 00:00:01.22 <text:s/>Lisibilité 28</text:p>
      <text:p text:style-name="P1">#Le Pr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l'Institut</text:p>
      <text:p text:style-name="P1">de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L'une de ses nombreuses missions#</text:p>
      <text:p text:style-name="P1"/>
      <text:p text:style-name="P1"><text:span text:style-name="T1"><text:s/></text:span>450: 10:45:05.13 10:45:07.22 <text:s/>Durée 00:00:02.09 <text:s/>Lisibilité 35</text:p>
      <text:p text:style-name="P1">#consiste à contrôler #</text:p>
      <text:p text:style-name="P1">#la transparence da água#</text:p>
      <text:p text:style-name="P1"/>
      <text:p text:style-name="P1"><text:span text:style-name="T1"><text:s/></text:span>451: 10:45:08.02 10:45:10.20 <text:s/>Durée 00:00:02.18 <text:s/>Lisibilité 41</text:p>
      <text:p text:style-name="P1">#afin de restaurer#</text:p>
      <text:p text:style-name="P1">#les écosystèmes malades#</text:p>
      <text:p text:style-name="P1"/>
      <text:p text:style-name="P1"><text:span text:style-name="T1"><text:s/></text:span>452: 10:45:11.00 10:45:12.05 <text:s/>Durée 00:00:01.05 <text:s/>Lisibilité 18</text:p>
      <text:p text:style-name="P1">#ou contaminés.#</text:p>
      <text:p text:style-name="P1"/>
      <text:p text:style-name="P1"><text:span text:style-name="T1"><text:s/></text:span>453: 10:45:14.00 10:45:16.07 <text:s/>Durée 00:00:02.07 <text:s/>Lisibilité 34</text:p>
      <text:p text:style-name="P1">#Avec sa coéquipière, </text:p>
      <text:p text:style-name="P1"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ils mesurent la distance#</text:p>
      <text:p text:style-name="P1">#de visibilité dans a água.#</text:p>
      <text:p text:style-name="P1"/>
      <text:p text:style-name="P1"><text:span text:style-name="T1"><text:s/></text:span>455: 10:45:19.12 10:45:20.10 <text:s/>Durée 00:00:00.23 <text:s/>Lisibilité 14</text:p>
      <text:p text:style-name="P1">43 metros.</text:p>
      <text:p text:style-name="P1"/>
      <text:p text:style-name="P1"><text:soft-page-break/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É pas mal.</text:p>
      <text:p text:style-name="P1"/>
      <text:p text:style-name="P1"><text:span text:style-name="T1"><text:s/></text:span>458: 10:45:26.13 10:45:29.16 <text:s/>Durée 00:00:03.03 <text:s/>Lisibilité 47</text:p>
      <text:p text:style-name="P1">#Ces águas translucides#</text:p>
      <text:p text:style-name="P1">#semblent en bonne santé.#</text:p>
      <text:p text:style-name="P1"/>
      <text:p text:style-name="P1"><text:span text:style-name="T1"><text:s/></text:span>459: 10:45:29.20 10:45:34.00 <text:s/>Durée 00:00:04.05 <text:s/>Lisibilité 63</text:p>
      <text:p text:style-name="P1">#mais elles peuvent dissimuler#</text:p>
      <text:p text:style-name="P1">#une pollution invisible à l'œil nu.#</text:p>
      <text:p text:style-name="P1"/>
      <text:p text:style-name="P1"><text:span text:style-name="T1"><text:s/></text:span>460: 10:45:34.05 10:45:37.06 <text:s/>Durée 00:00:03.01 <text:s/>Lisibilité 46</text:p>
      <text:p text:style-name="P1">La Rainbow River, là où on est,</text:p>
      <text:p text:style-name="P1">est très particulière.</text:p>
      <text:p text:style-name="P1"/>
      <text:p text:style-name="P1"><text:span text:style-name="T1"><text:s/></text:span>461: 10:45:38.00 10:45:40.11 <text:s/>Durée 00:00:02.11 <text:s/>Lisibilité 37</text:p>
      <text:p text:style-name="P1">car elle contient</text:p>
      <text:p text:style-name="P1">un taux très élevé de nitrate.</text:p>
      <text:p text:style-name="P1"/>
      <text:p text:style-name="P1"><text:span text:style-name="T1"><text:s/></text:span>462: 10:45:40.15 10:45:42.23 <text:s/>Durée 00:00:02.08 <text:s/>Lisibilité 35</text:p>
      <text:p text:style-name="P1">Le nitrate</text:p>
      <text:p text:style-name="P1">est une sorte de nutriment,</text:p>
      <text:p text:style-name="P1"/>
      <text:p text:style-name="P1"><text:span text:style-name="T1"><text:s/></text:span>463: 10:45:43.03 10:45:46.05 <text:s/>Durée 00:00:03.02 <text:s/>Lisibilité 46</text:p>
      <text:p text:style-name="P1">une matière non-organique </text:p>
      <text:p text:style-name="P1">que l'on trouve dans les engrais.</text:p>
      <text:p text:style-name="P1"/>
      <text:p text:style-name="P1"><text:span text:style-name="T1"><text:s/></text:span>464: 10:45:46.09 10:45:50.10 <text:s/>Durée 00:00:04.01 <text:s/>Lisibilité 61</text:p>
      <text:p text:style-name="P1">Il provient aussi des águas usées </text:p>
      <text:p text:style-name="P1">et des fosses septiques.</text:p>
      <text:p text:style-name="P1"/>
      <text:p text:style-name="P1"><text:span text:style-name="T1"><text:s/></text:span>465: 10:45:50.14 10:45:54.09 <text:s/>Durée 00:00:03.20 <text:s/>Lisibilité 57</text:p>
      <text:p text:style-name="P1">Malgré tout, si vous observez</text:p>
      <text:p text:style-name="P1">la rio dans sa partie superiore,</text:p>
      <text:p text:style-name="P1"/>
      <text:p text:style-name="P1"><text:span text:style-name="T1"><text:s/></text:span>466: 10:45:54.13 10:45:57.10 <text:s/>Durée 00:00:02.22 <text:s/>Lisibilité 43</text:p>
      <text:p text:style-name="P1">é l'une des águas</text:p>
      <text:p text:style-name="P1">les plus claires du monde.</text:p>
      <text:p text:style-name="P1"/>
      <text:p text:style-name="P1"><text:span text:style-name="T1"><text:s/></text:span>467: 10:45:57.14 10:45:58.18 <text:s/>Durée 00:00:01.04 <text:s/>Lisibilité 17</text:p>
      <text:p text:style-name="P1">Cela vient contredire</text:p>
      <text:p text:style-name="P1"/>
      <text:p text:style-name="P1"><text:span text:style-name="T1"><text:s/></text:span>468: 10:45:58.23 10:46:02.10 <text:s/>Durée 00:00:03.12 <text:s/>Lisibilité 52</text:p>
      <text:p text:style-name="P1">l'idée qu'une teneur en nitrate</text:p>
      <text:p text:style-name="P1">implique une água moins limpide.</text:p>
      <text:p text:style-name="P1"/>
      <text:p text:style-name="P1"><text:span text:style-name="T1"><text:s/></text:span>469: 10:46:02.14 10:46:05.21 <text:s/>Durée 00:00:03.07 <text:s/>Lisibilité 49</text:p>
      <text:p text:style-name="P1">On a un taux élevé de nutriments</text:p>
      <text:p text:style-name="P1">et pourtant, a água est claire.</text:p>
      <text:p text:style-name="P1"/>
      <text:p text:style-name="P1"><text:span text:style-name="T1"><text:s/></text:span>470: 10:46:06.00 10:46:08.08 <text:s/>Durée 00:00:02.08 <text:s/>Lisibilité 35</text:p>
      <text:p text:style-name="P1">La question est: "Pourquoi?"</text:p>
      <text:p text:style-name="P1"/>
      <text:p text:style-name="P1"><text:span text:style-name="T1"><text:s/></text:span>471: 10:46:11.14 10:46:12.21 <text:s/>Durée 00:00:01.07 <text:s/>Lisibilité 19</text:p>
      <text:p text:style-name="P1">Il y a 2 raisons à cela.</text:p>
      <text:p text:style-name="P1"/>
      <text:p text:style-name="P1"><text:span text:style-name="T1"><text:s/></text:span>472: 10:46:13.00 10:46:13.22 <text:s/>Durée 00:00:00.22 <text:s/>Lisibilité 13</text:p>
      <text:p text:style-name="P1"><text:soft-page-break/>É d'abord dû</text:p>
      <text:p text:style-name="P1"/>
      <text:p text:style-name="P1"><text:span text:style-name="T1"><text:s/></text:span>473: 10:46:14.02 10:46:17.03 <text:s/>Durée 00:00:03.01 <text:s/>Lisibilité 46</text:p>
      <text:p text:style-name="P1">au puissant débit das nascentes</text:p>
      <text:p text:style-name="P1">qui rend cette rio active.</text:p>
      <text:p text:style-name="P1"/>
      <text:p text:style-name="P1"><text:span text:style-name="T1"><text:s/></text:span>474: 10:46:17.07 10:46:19.13 <text:s/>Durée 00:00:02.06 <text:s/>Lisibilité 34</text:p>
      <text:p text:style-name="P1">Du coup, le courant est rapide.</text:p>
      <text:p text:style-name="P1"/>
      <text:p text:style-name="P1"><text:span text:style-name="T1"><text:s/></text:span>475: 10:46:25.11 10:46:28.09 <text:s/>Durée 00:00:02.23 <text:s/>Lisibilité 44</text:p>
      <text:p text:style-name="P1">La clarté est aussi liée</text:p>
      <text:p text:style-name="P1">à ces plantes aquatiques.</text:p>
      <text:p text:style-name="P1"/>
      <text:p text:style-name="P1"><text:span text:style-name="T1"><text:s/></text:span>476: 10:46:28.22 10:46:32.14 <text:s/>Durée 00:00:03.17 <text:s/>Lisibilité 55</text:p>
      <text:p text:style-name="P1">Cette végétation est essentielle</text:p>
      <text:p text:style-name="P1">pour maintenir une bonne limpidité.</text:p>
      <text:p text:style-name="P1"/>
      <text:p text:style-name="P1"><text:span text:style-name="T1"><text:s/></text:span>477: 10:46:33.14 10:46:36.00 <text:s/>Durée 00:00:02.11 <text:s/>Lisibilité 37</text:p>
      <text:p text:style-name="P1">Même dans le cas</text:p>
      <text:p text:style-name="P1">d'un fort taux de nitrate.</text:p>
      <text:p text:style-name="P1"/>
      <text:p text:style-name="P1"><text:span text:style-name="T1"><text:s/></text:span>478: 10:46:36.04 10:46:39.01 <text:s/>Durée 00:00:02.22 <text:s/>Lisibilité 43</text:p>
      <text:p text:style-name="P1">Mais cela ne signifie pas</text:p>
      <text:p text:style-name="P1">qu'il n'y a aucun problème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/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as nascentes#</text:p>
      <text:p text:style-name="P1"/>
      <text:p text:style-name="P1"><text:span text:style-name="T1"><text:s/></text:span>488: 10:47:28.11 10:47:31.24 <text:s/>Durée 00:00:03.13 <text:s/>Lisibilité 53</text:p>
      <text:p text:style-name="P1">#ne permet plus de repousser les#</text:p>
      <text:p text:style-name="P1"><text:soft-page-break/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#victimes da salinisation da água.#</text:p>
      <text:p text:style-name="P1"/>
      <text:p text:style-name="P1"><text:span text:style-name="T1"><text:s/></text:span>503: 10:48:40.17 10:48:41.12 <text:s/>Durée 00:00:00.20 <text:s/>Lisibilité 12</text:p>
      <text:p text:style-name="P1"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#à base de fibres de noix de coco#</text:p>
      <text:p text:style-name="P1"/>
      <text:p text:style-name="P1"><text:span text:style-name="T1"><text:s/></text:span>505: 10:48:44.21 10:48:49.14 <text:s/>Durée 00:00:04.18 <text:s/>Lisibilité 71</text:p>
      <text:p text:style-name="P1"><text:soft-page-break/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a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Nous pensons qu'à l'avenir</text:p>
      <text:p text:style-name="P1">a água sera plus salée qu'aujourd'hui.</text:p>
      <text:p text:style-name="P1"/>
      <text:p text:style-name="P1"><text:soft-page-break/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a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águas diluviennes</text:p>
      <text:p text:style-name="P1"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hydrologique pourrait faiblir#</text:p>
      <text:p text:style-name="P1"/>
      <text:p text:style-name="P1"><text:span text:style-name="T1"><text:s/></text:span>537: 10:50:55.00 10:50:56.24 <text:s/>Durée 00:00:01.24 <text:s/>Lisibilité 29</text:p>
      <text:p text:style-name="P1"><text:soft-page-break/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#A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8T09:31:14.870000000</dc:date>
    <meta:editing-cycles>12</meta:editing-cycles>
    <meta:generator>LibreOffice/6.1.3.2$Windows_X86_64 LibreOffice_project/86daf60bf00efa86ad547e59e09d6bb77c699acb</meta:generator>
    <meta:editing-duration>PT1H10M34S</meta:editing-duration>
    <meta:document-statistic meta:table-count="0" meta:image-count="0" meta:object-count="0" meta:page-count="34" meta:paragraph-count="1460" meta:word-count="7549" meta:character-count="57271" meta:non-whitespace-character-count="49435"/>
  </office:meta>
</office:document-meta>
</file>